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4.881cm"/>
    </style:style>
    <style:style style:name="co5" style:family="table-column">
      <style:table-column-properties fo:break-before="auto" style:column-width="17.637cm"/>
    </style:style>
    <style:style style:name="co6" style:family="table-column">
      <style:table-column-properties fo:break-before="auto" style:column-width="6.685cm"/>
    </style:style>
    <style:style style:name="co7" style:family="table-column">
      <style:table-column-properties fo:break-before="auto" style:column-width="10.102cm"/>
    </style:style>
    <style:style style:name="co8" style:family="table-column">
      <style:table-column-properties fo:break-before="auto" style:column-width="15.981cm"/>
    </style:style>
    <style:style style:name="co9" style:family="table-column">
      <style:table-column-properties fo:break-before="auto" style:column-width="4.413cm"/>
    </style:style>
    <style:style style:name="co10" style:family="table-column">
      <style:table-column-properties fo:break-before="auto" style:column-width="3.501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2.632cm"/>
    </style:style>
    <style:style style:name="co13" style:family="table-column">
      <style:table-column-properties fo:break-before="auto" style:column-width="6.473cm"/>
    </style:style>
    <style:style style:name="co14" style:family="table-column">
      <style:table-column-properties fo:break-before="auto" style:column-width="6.812cm"/>
    </style:style>
    <style:style style:name="co15" style:family="table-column">
      <style:table-column-properties fo:break-before="auto" style:column-width="14.071cm"/>
    </style:style>
    <style:style style:name="co16" style:family="table-column">
      <style:table-column-properties fo:break-before="auto" style:column-width="10.463cm"/>
    </style:style>
    <style:style style:name="co17" style:family="table-column">
      <style:table-column-properties fo:break-before="auto" style:column-width="10.358cm"/>
    </style:style>
    <style:style style:name="co18" style:family="table-column">
      <style:table-column-properties fo:break-before="auto" style:column-width="13.817cm"/>
    </style:style>
    <style:style style:name="co19" style:family="table-column">
      <style:table-column-properties fo:break-before="auto" style:column-width="4.35cm"/>
    </style:style>
    <style:style style:name="co20" style:family="table-column">
      <style:table-column-properties fo:break-before="auto" style:column-width="4.5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392cm"/>
    </style:style>
    <style:style style:name="co24" style:family="table-column">
      <style:table-column-properties fo:break-before="auto" style:column-width="5.348cm"/>
    </style:style>
    <style:style style:name="co25" style:family="table-column">
      <style:table-column-properties fo:break-before="auto" style:column-width="16.385cm"/>
    </style:style>
    <style:style style:name="co26" style:family="table-column">
      <style:table-column-properties fo:break-before="auto" style:column-width="7.853cm"/>
    </style:style>
    <style:style style:name="co27" style:family="table-column">
      <style:table-column-properties fo:break-before="auto" style:column-width="13.434cm"/>
    </style:style>
    <style:style style:name="co28" style:family="table-column">
      <style:table-column-properties fo:break-before="auto" style:column-width="5.008cm"/>
    </style:style>
    <style:style style:name="co29" style:family="table-column">
      <style:table-column-properties fo:break-before="auto" style:column-width="4.053cm"/>
    </style:style>
    <style:style style:name="co30" style:family="table-column">
      <style:table-column-properties fo:break-before="auto" style:column-width="2.992cm"/>
    </style:style>
    <style:style style:name="co31" style:family="table-column">
      <style:table-column-properties fo:break-before="auto" style:column-width="4.838cm"/>
    </style:style>
    <style:style style:name="co32" style:family="table-column">
      <style:table-column-properties fo:break-before="auto" style:column-width="16.194cm"/>
    </style:style>
    <style:style style:name="co33" style:family="table-column">
      <style:table-column-properties fo:break-before="auto" style:column-width="10.866cm"/>
    </style:style>
    <style:style style:name="co34" style:family="table-column">
      <style:table-column-properties fo:break-before="auto" style:column-width="11.1cm"/>
    </style:style>
    <style:style style:name="co35" style:family="table-column">
      <style:table-column-properties fo:break-before="auto" style:column-width="13.243cm"/>
    </style:style>
    <style:style style:name="co36" style:family="table-column">
      <style:table-column-properties fo:break-before="auto" style:column-width="4.584cm"/>
    </style:style>
    <style:style style:name="co37" style:family="table-column">
      <style:table-column-properties fo:break-before="auto" style:column-width="4.563cm"/>
    </style:style>
    <style:style style:name="co38" style:family="table-column">
      <style:table-column-properties fo:break-before="auto" style:column-width="4.434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4.329cm"/>
    </style:style>
    <style:style style:name="co41" style:family="table-column">
      <style:table-column-properties fo:break-before="auto" style:column-width="5.475cm"/>
    </style:style>
    <style:style style:name="co42" style:family="table-column">
      <style:table-column-properties fo:break-before="auto" style:column-width="17.233cm"/>
    </style:style>
    <style:style style:name="co43" style:family="table-column">
      <style:table-column-properties fo:break-before="auto" style:column-width="9.042cm"/>
    </style:style>
    <style:style style:name="co44" style:family="table-column">
      <style:table-column-properties fo:break-before="auto" style:column-width="9.911cm"/>
    </style:style>
    <style:style style:name="co45" style:family="table-column">
      <style:table-column-properties fo:break-before="auto" style:column-width="13.922cm"/>
    </style:style>
    <style:style style:name="co46" style:family="table-column">
      <style:table-column-properties fo:break-before="auto" style:column-width="4.542cm"/>
    </style:style>
    <style:style style:name="co47" style:family="table-column">
      <style:table-column-properties fo:break-before="auto" style:column-width="3.926cm"/>
    </style:style>
    <style:style style:name="co48" style:family="table-column">
      <style:table-column-properties fo:break-before="auto" style:column-width="4.032cm"/>
    </style:style>
    <style:style style:name="co49" style:family="table-column">
      <style:table-column-properties fo:break-before="auto" style:column-width="4.627cm"/>
    </style:style>
    <style:style style:name="co50" style:family="table-column">
      <style:table-column-properties fo:break-before="auto" style:column-width="20.015cm"/>
    </style:style>
    <style:style style:name="co51" style:family="table-column">
      <style:table-column-properties fo:break-before="auto" style:column-width="8.319cm"/>
    </style:style>
    <style:style style:name="co52" style:family="table-column">
      <style:table-column-properties fo:break-before="auto" style:column-width="8.892cm"/>
    </style:style>
    <style:style style:name="co53" style:family="table-column">
      <style:table-column-properties fo:break-before="auto" style:column-width="12.585cm"/>
    </style:style>
    <style:style style:name="co54" style:family="table-column">
      <style:table-column-properties fo:break-before="auto" style:column-width="4.733cm"/>
    </style:style>
    <style:style style:name="co55" style:family="table-column">
      <style:table-column-properties fo:break-before="auto" style:column-width="3.076cm"/>
    </style:style>
    <style:style style:name="co56" style:family="table-column">
      <style:table-column-properties fo:break-before="auto" style:column-width="2.759cm"/>
    </style:style>
    <style:style style:name="co57" style:family="table-column">
      <style:table-column-properties fo:break-before="auto" style:column-width="4.69cm"/>
    </style:style>
    <style:style style:name="co58" style:family="table-column">
      <style:table-column-properties fo:break-before="auto" style:column-width="4.796cm"/>
    </style:style>
    <style:style style:name="co59" style:family="table-column">
      <style:table-column-properties fo:break-before="auto" style:column-width="17.212cm"/>
    </style:style>
    <style:style style:name="co60" style:family="table-column">
      <style:table-column-properties fo:break-before="auto" style:column-width="8.086cm"/>
    </style:style>
    <style:style style:name="co61" style:family="table-column">
      <style:table-column-properties fo:break-before="auto" style:column-width="11.652cm"/>
    </style:style>
    <style:style style:name="co62" style:family="table-column">
      <style:table-column-properties fo:break-before="auto" style:column-width="8.786cm"/>
    </style:style>
    <style:style style:name="co63" style:family="table-column">
      <style:table-column-properties fo:break-before="auto" style:column-width="4.86cm"/>
    </style:style>
    <style:style style:name="co64" style:family="table-column">
      <style:table-column-properties fo:break-before="auto" style:column-width="2.482cm"/>
    </style:style>
    <style:style style:name="co65" style:family="table-column">
      <style:table-column-properties fo:break-before="auto" style:column-width="5.794cm"/>
    </style:style>
    <style:style style:name="co66" style:family="table-column">
      <style:table-column-properties fo:break-before="auto" style:column-width="4.669cm"/>
    </style:style>
    <style:style style:name="co67" style:family="table-column">
      <style:table-column-properties fo:break-before="auto" style:column-width="2.928cm"/>
    </style:style>
    <style:style style:name="co68" style:family="table-column">
      <style:table-column-properties fo:break-before="auto" style:column-width="5.581cm"/>
    </style:style>
    <style:style style:name="co69" style:family="table-column">
      <style:table-column-properties fo:break-before="auto" style:column-width="5.729cm"/>
    </style:style>
    <style:style style:name="co70" style:family="table-column">
      <style:table-column-properties fo:break-before="auto" style:column-width="20.396cm"/>
    </style:style>
    <style:style style:name="co71" style:family="table-column">
      <style:table-column-properties fo:break-before="auto" style:column-width="8.297cm"/>
    </style:style>
    <style:style style:name="co72" style:family="table-column">
      <style:table-column-properties fo:break-before="auto" style:column-width="8.447cm"/>
    </style:style>
    <style:style style:name="co73" style:family="table-column">
      <style:table-column-properties fo:break-before="auto" style:column-width="10.844cm"/>
    </style:style>
    <style:style style:name="co74" style:family="table-column">
      <style:table-column-properties fo:break-before="auto" style:column-width="3.6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1.445cm" fo:break-before="auto" style:use-optimal-row-height="true"/>
    </style:style>
    <style:style style:name="ro4" style:family="table-row">
      <style:table-row-properties style:row-height="3.782cm" fo:break-before="auto" style:use-optimal-row-height="true"/>
    </style:style>
    <style:style style:name="ro5" style:family="table-row">
      <style:table-row-properties style:row-height="4.249cm" fo:break-before="auto" style:use-optimal-row-height="true"/>
    </style:style>
    <style:style style:name="ro6" style:family="table-row">
      <style:table-row-properties style:row-height="2.847cm" fo:break-before="auto" style:use-optimal-row-height="true"/>
    </style:style>
    <style:style style:name="ro7" style:family="table-row">
      <style:table-row-properties style:row-height="3.314cm" fo:break-before="auto" style:use-optimal-row-height="true"/>
    </style:style>
    <style:style style:name="ro8" style:family="table-row">
      <style:table-row-properties style:row-height="2.379cm" fo:break-before="auto" style:use-optimal-row-height="true"/>
    </style:style>
    <style:style style:name="ro9" style:family="table-row">
      <style:table-row-properties style:row-height="6.119cm" fo:break-before="auto" style:use-optimal-row-height="true"/>
    </style:style>
    <style:style style:name="ro10" style:family="table-row">
      <style:table-row-properties style:row-height="1.9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8e86ae" style:text-align-source="fix" style:repeat-content="false" style:vertical-align="middle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8e86ae" style:text-align-source="fix" style:repeat-content="false" style:vertical-align="middle"/>
      <style:paragraph-properties fo:text-align="start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2pt" style:font-name-asian="Consolas" style:font-name-complex="Consolas" style:font-size-asian="12pt" style:font-size-complex="12pt" style:font-name="Times New Roman"/>
    </style:style>
    <style:style style:name="T8" style:family="text">
      <style:text-properties style:font-name="F"/>
    </style:style>
    <style:style style:name="T9" style:family="text">
      <style:text-properties fo:font-size="12pt" style:font-name-asian="Consolas" style:font-name-complex="Consolas" style:font-size-asian="12pt" style:font-size-complex="12pt" style:font-name="Times New Roman" fo:color="#000000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nsolas" style:font-name-complex="Consolas"/>
    </style:style>
    <style:style style:name="T1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637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To verify the visibility of Luma Logo on top left corner of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Verify that Luma Logo is visible on top left corner of </text:p>
            <text:p>Home Page</text:p>
          </table:table-cell>
          <table:table-cell office:value-type="string" calcext:value-type="string">
            <text:p>Luma Logo should be visible on top left corner of Home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To verify the visibility of search box on top right corner of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Verify that search box is visible on top right corner of </text:p>
            <text:p>Home Page</text:p>
          </table:table-cell>
          <table:table-cell office:value-type="string" calcext:value-type="string">
            <text:p>Search box should be visible on top right corner of Home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To verify the functionality of Cart icon , user should be redirected to </text:p>
            <text:p>Shopping Cart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cart icon</text:p>
          </table:table-cell>
          <table:table-cell table:style-name="ce11" office:value-type="string" calcext:value-type="string">
            <text:p>User should be redirected to Shopping Cart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/>
          <table:table-cell office:value-type="string" calcext:value-type="string">
            <text:p>To verify the functionality of search button, user should be able to search </text:p>
            <text:p>desired product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Enter the desired product name in search box</text:p>
            <text:p>2.Click on search button</text:p>
          </table:table-cell>
          <table:table-cell office:value-type="string" calcext:value-type="string">
            <text:p><text:span text:style-name="T1">User should be able to search desired product</text:span>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hat’s New</text:p>
          </table:table-cell>
          <table:table-cell office:value-type="string" calcext:value-type="string">
            <text:p>To verify the functionality of What’s New link text, user should be redirected </text:p>
            <text:p>To What’s new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What’s New link text</text:p>
          </table:table-cell>
          <table:table-cell office:value-type="string" calcext:value-type="string">
            <text:p><text:span text:style-name="T1">User should be redirected to What’s new page</text:span>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drop down</text:p>
          </table:table-cell>
          <table:table-cell office:value-type="string" calcext:value-type="string">
            <text:p>To verify that Women drop down leads to Tops on hovering Tops and after </text:p>
            <text:p>Clicking on Jackets option, user should be redirected to Jackets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Women drop down</text:p>
            <text:p>2.Hovering on Tops</text:p>
            <text:p>3.Click on Jackets</text:p>
          </table:table-cell>
          <table:table-cell table:style-name="ce11" office:value-type="string" calcext:value-type="string">
            <text:p>User should be redirected to Jackets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drop down</text:p>
          </table:table-cell>
          <table:table-cell office:value-type="string" calcext:value-type="string">
            <text:p>To verify that Women drop down leads to Tops on hovering Tops and after </text:p>
            <text:p><text:span text:style-name="T1">Clicking on Hoodies &amp; Sweatshirts option, user should be redirected to  </text:span></text:p>
            <text:p><text:span text:style-name="T1">Hoodies &amp; Sweatshirt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Women drop down</text:p>
            <text:p>2.Hovering on Tops</text:p>
            <text:p><text:span text:style-name="T1">3.Click on Hoodies &amp; Sweatshirts</text:span></text:p>
          </table:table-cell>
          <table:table-cell table:style-name="ce11" office:value-type="string" calcext:value-type="string">
            <text:p><text:span text:style-name="T1">User should be redirected to Hoodies &amp; Sweatshirt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drop down</text:p>
          </table:table-cell>
          <table:table-cell office:value-type="string" calcext:value-type="string">
            <text:p>To verify that Women drop down leads to Tops on hovering Tops and after </text:p>
            <text:p><text:span text:style-name="T1">Clicking on tees option, user should be redirected to  </text:span></text:p>
            <text:p><text:span text:style-name="T1">Tee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Women drop down</text:p>
            <text:p>2.Hovering on Tops</text:p>
            <text:p><text:span text:style-name="T1">3.Click on Tees</text:span></text:p>
          </table:table-cell>
          <table:table-cell table:style-name="ce11" office:value-type="string" calcext:value-type="string">
            <text:p><text:span text:style-name="T1">User should be redirected to Tee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Women drop down</text:p>
          </table:table-cell>
          <table:table-cell office:value-type="string" calcext:value-type="string">
            <text:p>To verify that Women drop down leads to Bottoms on hovering Bottoms and after </text:p>
            <text:p><text:span text:style-name="T1">Clicking on Pants option, user should be redirected to  Pant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Women drop down</text:p>
            <text:p>2.Hovering on Bottoms</text:p>
            <text:p><text:span text:style-name="T1">3.Click on Pants</text:span></text:p>
          </table:table-cell>
          <table:table-cell table:style-name="ce11" office:value-type="string" calcext:value-type="string">
            <text:p><text:span text:style-name="T1">User should be redirected to Pant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Men drop down</text:p>
          </table:table-cell>
          <table:table-cell office:value-type="string" calcext:value-type="string">
            <text:p>To verify that Men drop down leads to Bottoms on hovering Bottoms and after </text:p>
            <text:p><text:span text:style-name="T1">Clicking on Tanks option, user should be redirected to  Tank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Men drop down</text:p>
            <text:p>2.Hovering on Bottoms</text:p>
            <text:p><text:span text:style-name="T1">3.Click on Tanks</text:span></text:p>
          </table:table-cell>
          <table:table-cell table:style-name="ce11" office:value-type="string" calcext:value-type="string">
            <text:p><text:span text:style-name="T1">User should be redirected to Tank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Gear drop down</text:p>
          </table:table-cell>
          <table:table-cell office:value-type="string" calcext:value-type="string">
            <text:p>To verify that Gear drop down leads to Bags and after </text:p>
            <text:p><text:span text:style-name="T1">Clicking on Bags option, user should be redirected to  Bag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Gear drop down</text:p>
            <text:p><text:span text:style-name="T1">2.Click on Bags</text:span></text:p>
          </table:table-cell>
          <table:table-cell table:style-name="ce11" office:value-type="string" calcext:value-type="string">
            <text:p><text:span text:style-name="T1">User should be redirected to Bag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Gear drop down</text:p>
          </table:table-cell>
          <table:table-cell office:value-type="string" calcext:value-type="string">
            <text:p>To verify that Gear drop down leads to Fitness equipment and after </text:p>
            <text:p>Clicking on Fitness equipment option, user should be redirected to  fitness </text:p>
            <text:p>Equipment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Gear drop down</text:p>
            <text:p>2.Click on Fitness equipment</text:p>
          </table:table-cell>
          <table:table-cell office:value-type="string" calcext:value-type="string">
            <text:p>User should be redirected to Fitness equipment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Gear drop down</text:p>
          </table:table-cell>
          <table:table-cell office:value-type="string" calcext:value-type="string">
            <text:p>To verify that Gear drop down leads to Watches and after </text:p>
            <text:p><text:span text:style-name="T1">Clicking on Watches option, user should be redirected to  watches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Gear drop down</text:p>
            <text:p><text:span text:style-name="T1">2.Click on Watches</text:span></text:p>
          </table:table-cell>
          <table:table-cell table:style-name="ce11" office:value-type="string" calcext:value-type="string">
            <text:p><text:span text:style-name="T1">User should be redirected to Watches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Training drop down</text:p>
          </table:table-cell>
          <table:table-cell office:value-type="string" calcext:value-type="string">
            <text:p>To verify that Training drop down leads to Video download and after </text:p>
            <text:p><text:span text:style-name="T1">Clicking on Video download option, user should be redirected to  Video </text:span></text:p>
            <text:p><text:span text:style-name="T1">Download</text:span>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Hovering on Training drop down</text:p>
            <text:p><text:span text:style-name="T1">2.Click on Video download</text:span></text:p>
          </table:table-cell>
          <table:table-cell table:style-name="ce11" office:value-type="string" calcext:value-type="string">
            <text:p><text:span text:style-name="T1">User should be redirected to Video download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To verify that Sale link text leads to sale page, <text:span text:style-name="T1">user should be redirected to  </text:span></text:p>
            <text:p><text:span text:style-name="T1">Sale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ale link text</text:p>
          </table:table-cell>
          <table:table-cell table:style-name="ce11" office:value-type="string" calcext:value-type="string">
            <text:p><text:span text:style-name="T1">User should be redirected to Sale </text:span> Page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5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New Yoga</text:p>
          </table:table-cell>
          <table:table-cell office:value-type="string" calcext:value-type="string">
            <text:p>To verify that Shop New Yoga button leads to New Luma Yoga Collection page, <text:span text:style-name="T1">user </text:span></text:p>
            <text:p><text:span text:style-name="T1">should be redirected to  New Luma Yoga Collection 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hop New Yoga button</text:p>
          </table:table-cell>
          <table:table-cell table:style-name="ce11" office:value-type="string" calcext:value-type="string">
            <text:p>User should be redirected to New Luma Yoga Collection <text:s/>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New Yoga</text:p>
          </table:table-cell>
          <table:table-cell office:value-type="string" calcext:value-type="string">
            <text:p>To verify that Shop New Yoga image leads to New Luma Yoga Collection page after </text:p>
            <text:p>clicking on it, <text:span text:style-name="T1">user should be redirected to  New Luma Yoga Collection 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hop New Yoga image</text:p>
          </table:table-cell>
          <table:table-cell table:style-name="ce11" office:value-type="string" calcext:value-type="string">
            <text:p>User should be redirected to New Luma Yoga Collection <text:s/>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Pants</text:p>
          </table:table-cell>
          <table:table-cell office:value-type="string" calcext:value-type="string">
            <text:p>To verify that Shop Pants leads to Pants page, <text:span text:style-name="T1">user should be redirected to  Pants 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hop Pants image</text:p>
          </table:table-cell>
          <table:table-cell table:style-name="ce11" office:value-type="string" calcext:value-type="string">
            <text:p>User should be redirected to Pants <text:s/>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Tees</text:p>
          </table:table-cell>
          <table:table-cell office:value-type="string" calcext:value-type="string">
            <text:p>To verify that Shop Tees leads to Tees page, <text:span text:style-name="T1">user should be redirected to  Tees 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hop Tees image</text:p>
          </table:table-cell>
          <table:table-cell table:style-name="ce11" office:value-type="string" calcext:value-type="string">
            <text:p>User should be redirected to Tees <text:s/>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Erin recommends</text:p>
          </table:table-cell>
          <table:table-cell office:value-type="string" calcext:value-type="string">
            <text:p><text:span text:style-name="T1">To verify that Shop Erin recommends leads to Erin recommends</text:span> page, <text:span text:style-name="T1">user should be </text:span></text:p>
            <text:p><text:span text:style-name="T1">Redirected to  Erin recommends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1">1.Click on Shop Erin recommends</text:span> image</text:p>
          </table:table-cell>
          <table:table-cell table:style-name="ce11" office:value-type="string" calcext:value-type="string">
            <text:p><text:span text:style-name="T1">User should be redirected to Erin recommends</text:span>  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Performance</text:p>
          </table:table-cell>
          <table:table-cell office:value-type="string" calcext:value-type="string">
            <text:p><text:span text:style-name="T1">To verify that Shop Performance leads to Performance Fabrics</text:span> page, <text:span text:style-name="T1">user should be </text:span></text:p>
            <text:p><text:span text:style-name="T1">Redirected to  Performance Fabrics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1">1.Click on Shop Performance Fabrics</text:span> image</text:p>
          </table:table-cell>
          <table:table-cell table:style-name="ce11" office:value-type="string" calcext:value-type="string">
            <text:p><text:span text:style-name="T1">User should be redirected to Performance Fabrics</text:span>  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hop Eco-friendly</text:p>
          </table:table-cell>
          <table:table-cell office:value-type="string" calcext:value-type="string">
            <text:p><text:span text:style-name="T1">To verify that Shop Eco-friendly leads to Eco-friendly</text:span> page, <text:span text:style-name="T1">user should be </text:span></text:p>
            <text:p><text:span text:style-name="T1">Redirected to  Eco-friendly </text:span>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1">1.Click on Shop Eco-friendly </text:span> image</text:p>
          </table:table-cell>
          <table:table-cell table:style-name="ce11" office:value-type="string" calcext:value-type="string">
            <text:p><text:span text:style-name="T1">User should be redirected to Eco-friendly </text:span>  Page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To verify the count of link present in footer section. Count of link should be as expected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Verify the count of link present in Footer section</text:p>
          </table:table-cell>
          <table:table-cell office:value-type="string" calcext:value-type="string">
            <text:p>Count of link should be as expected in footer section of Home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To verify the Selenium Video Courses link text <text:s/>redirects to Selenium Video courses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elenium Video Courses.</text:p>
          </table:table-cell>
          <table:table-cell office:value-type="string" calcext:value-type="string">
            <text:p>Selenium Video Courses link text should be  redirect to Selenium Video </text:p>
            <text:p>Courses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<text:span text:style-name="T1">To verify the Orders and returns link text  redirects to Orders and returns</text:span>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1">1.Click on Orders and returns</text:span>.</text:p>
          </table:table-cell>
          <table:table-cell office:value-type="string" calcext:value-type="string">
            <text:p><text:span text:style-name="T1">Orders and returns link text should be  redirect to Orders and returns</text:span>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<text:span text:style-name="T1">To verify the Search Terms link text  redirects to  Search Terms</text:span>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1">1.Click on  Search Terms</text:span>.</text:p>
          </table:table-cell>
          <table:table-cell office:value-type="string" calcext:value-type="string">
            <text:p><text:span text:style-name="T1"> Search Terms link text should be  redirect to  Search Terms</text:span>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<text:span text:style-name="T1">To verify the Privacy and Cookie Policy link text  redirects to  Privacy and Cookie Policy</text:span>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1">1.Click on  Privacy and Cookie Policy </text:span>.</text:p>
          </table:table-cell>
          <table:table-cell office:value-type="string" calcext:value-type="string">
            <text:p><text:span text:style-name="T1">Privacy and Cookie Policy  link text should be  redirect to  Privacy and Cookie Policy </text:span>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<text:span text:style-name="T1">To verify the Advanced Search link text  redirects to   Advanced Search</text:span>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1">1.Click on  Advanced Search</text:span>.</text:p>
          </table:table-cell>
          <table:table-cell office:value-type="string" calcext:value-type="string">
            <text:p><text:span text:style-name="T1">  Advanced Search link text should be  redirect to   Advanced Search</text:span>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Footer section</text:p>
          </table:table-cell>
          <table:table-cell office:value-type="string" calcext:value-type="string">
            <text:p><text:span text:style-name="T1">To verify the Contact Us link text  redirects to   Contact Us</text:span>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<text:s/>Contact Us.</text:p>
          </table:table-cell>
          <table:table-cell office:value-type="string" calcext:value-type="string">
            <text:p><text:span text:style-name="T1">  Contact Us link text should be  redirect to   Contact Us</text:span>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Product section</text:p>
          </table:table-cell>
          <table:table-cell office:value-type="string" calcext:value-type="string">
            <text:p>To verify the visibility of Hot sellers header above the product section on Home Page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1">1.Verify the visibility of Hot sellers header above the </text:span></text:p>
            <text:p><text:span text:style-name="T1">Product section.</text:span></text:p>
          </table:table-cell>
          <table:table-cell office:value-type="string" calcext:value-type="string">
            <text:p>Hot sellers header should be visible above the Product section on Home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reate New Customer Account Page" table:style-name="ta1">
        <table:table-column table:style-name="co1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1" table:default-cell-style-name="ce10"/>
        <table:table-column table:style-name="co20" table:default-cell-style-name="ce10"/>
        <table:table-column table:style-name="co2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Create an Account </text:p>
          </table:table-cell>
          <table:table-cell office:value-type="string" calcext:value-type="string">
            <text:p>To verify the functionality of “Create an Account” link text on Home Page, </text:p>
            <text:p><text:span text:style-name="T1">user should be redirected to Create New Customer Account Page</text:span>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Create an Account link text</text:p>
          </table:table-cell>
          <table:table-cell office:value-type="string" calcext:value-type="string">
            <text:p><text:span text:style-name="T1">User should be redirected to Create New Customer Account Page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table:style-name="ce11" office:value-type="string" calcext:value-type="string">
            <text:p>Create New Customer Account Page</text:p>
          </table:table-cell>
          <table:table-cell table:style-name="ce11"/>
          <table:table-cell office:value-type="string" calcext:value-type="string">
            <text:p><text:span text:style-name="T1">To verify the visibility of Luma Logo on top left corner of Create New </text:span></text:p>
            <text:p><text:span text:style-name="T1">Customer Account Page</text:span></text:p>
          </table:table-cell>
          <table:table-cell table:style-name="ce11"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1">1.Verify that Luma Logo is visible on top left corner of </text:span></text:p>
            <text:p><text:span text:style-name="T1">Create New Customer Account Page</text:span></text:p>
          </table:table-cell>
          <table:table-cell table:style-name="ce11" office:value-type="string" calcext:value-type="string">
            <text:p><text:span text:style-name="T1">Luma Logo should be visible on top left corner of Create New </text:span></text:p>
            <text:p><text:span text:style-name="T1">Customer Account Page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11"/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visibility of “Create New Customer Account” header on </text:span></text:p>
            <text:p><text:span text:style-name="T1">Create New Customer Account Page</text:span>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1">1. Verify that Create New Customer Account header</text:span> is </text:p>
            <text:p>Visible on Create New Customer Account Page</text:p>
          </table:table-cell>
          <table:table-cell table:style-name="ce11" office:value-type="string" calcext:value-type="string">
            <text:p><text:span text:style-name="T1">“Create New Customer Account” header should be visible on </text:span></text:p>
            <text:p><text:span text:style-name="T1">Create New Customer Account Page</text:span> 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11"/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visibility of “Personal Information” header on </text:span></text:p>
            <text:p><text:span text:style-name="T1">Create New Customer Account Page</text:span>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1">1. Verify that Personal Information header</text:span> is visible on </text:p>
            <text:p>Create New Customer Account Page</text:p>
          </table:table-cell>
          <table:table-cell table:style-name="ce11" office:value-type="string" calcext:value-type="string">
            <text:p><text:span text:style-name="T1">“Personal Information” header should be visible on </text:span></text:p>
            <text:p><text:span text:style-name="T1">Create New Customer Account Page</text:span> 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visibility of “Sign-In Information” header on </text:span></text:p>
            <text:p><text:span text:style-name="T1">Create New Customer Account Page</text:span>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1">1. Verify that Sign-In Information header</text:span> is visible on </text:p>
            <text:p>Create New Customer Account Page</text:p>
          </table:table-cell>
          <table:table-cell table:style-name="ce11" office:value-type="string" calcext:value-type="string">
            <text:p><text:span text:style-name="T1">“Sign-In Information” header should be visible on </text:span></text:p>
            <text:p><text:span text:style-name="T1">Create New Customer Account Page</text:span> 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To verify the  visibility of “First Name” label on above First Name text field </text:p>
            <text:p><text:span text:style-name="T1">O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1">1.Verify that First Name label is visible on above First </text:span></text:p>
            <text:p><text:span text:style-name="T1">Name text field on Create New Customer Account Page </text:span></text:p>
          </table:table-cell>
          <table:table-cell office:value-type="string" calcext:value-type="string">
            <text:p><text:span text:style-name="T2">“First Name” label should be visible on above First Name text </text:span></text:p>
            <text:p><text:span text:style-name="T2">field on Create New Customer 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 visibility of “Last Name” label on above Last</text:span> Name text field </text:p>
            <text:p><text:span text:style-name="T1">O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1">1.Verify that Last Name label is visible on above Last </text:span></text:p>
            <text:p><text:span text:style-name="T1">Name text field on Create New Customer Account Page </text:span></text:p>
          </table:table-cell>
          <table:table-cell office:value-type="string" calcext:value-type="string">
            <text:p><text:span text:style-name="T1">“Last Name” label should be visible on above Last</text:span><text:span text:style-name="T2"> Name text </text:span></text:p>
            <text:p><text:span text:style-name="T2">field on Create New Customer 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 visibility of “Sign Up for Newsletter” label at the right side of </text:span></text:p>
            <text:p><text:span text:style-name="T1">Sign Up for Newsletter</text:span> checkbox o<text:span text:style-name="T1">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1">1.Verify that Sign Up for Newsletter label is visible at </text:span></text:p>
            <text:p><text:span text:style-name="T1">the right side of Sign Up for Newsletter checkbox on </text:span></text:p>
            <text:p><text:span text:style-name="T1">Create New Customer Account Page </text:span></text:p>
          </table:table-cell>
          <table:table-cell office:value-type="string" calcext:value-type="string">
            <text:p><text:span text:style-name="T1">“Sign Up for Newsletter” label should be visible at the right side of </text:span></text:p>
            <text:p><text:span text:style-name="T1">Sign Up for Newsletter checkbox on Create New Customer </text:span></text:p>
            <text:p><text:span text:style-name="T1">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 visibility of “Email” label on above Email</text:span> text field </text:p>
            <text:p><text:span text:style-name="T1">O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1">1.Verify that Email label is visible on above Email </text:span></text:p>
            <text:p><text:span text:style-name="T1">Text field on Create New Customer Account Page </text:span></text:p>
          </table:table-cell>
          <table:table-cell office:value-type="string" calcext:value-type="string">
            <text:p><text:span text:style-name="T1">“Email” label should be visible on above Email</text:span><text:span text:style-name="T2"> text </text:span></text:p>
            <text:p><text:span text:style-name="T2">field on Create New Customer 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 visibility of “Password” label on above Password</text:span> text field </text:p>
            <text:p><text:span text:style-name="T1">O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1">1.Verify that Password label is visible on above Password </text:span></text:p>
            <text:p><text:span text:style-name="T1">Text field on Create New Customer Account Page </text:span></text:p>
          </table:table-cell>
          <table:table-cell office:value-type="string" calcext:value-type="string">
            <text:p><text:span text:style-name="T1">“Password” label should be visible on above Password</text:span><text:span text:style-name="T2"> text </text:span></text:p>
            <text:p><text:span text:style-name="T2">field on Create New Customer 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 visibility of “Confirm Password” label on above Confirm </text:span></text:p>
            <text:p><text:span text:style-name="T1">Password</text:span> text field o<text:span text:style-name="T1">n Create New Customer Account Page</text:span> </text:p>
          </table:table-cell>
          <table:table-cell office:value-type="string" calcext:value-type="string">
            <text:p>Create New Customer Account Page should be opened</text:p>
          </table:table-cell>
          <table:table-cell office:value-type="string" calcext:value-type="string">
            <text:p><text:span text:style-name="T1">1.Verify that Confirm Password label is visible on above</text:span></text:p>
            <text:p><text:span text:style-name="T1">Confirm Password text field on Create New Customer </text:span></text:p>
            <text:p><text:span text:style-name="T1">Account Page </text:span></text:p>
          </table:table-cell>
          <table:table-cell office:value-type="string" calcext:value-type="string">
            <text:p><text:span text:style-name="T1">“Confirm Password” label should be visible on above Confirm </text:span></text:p>
            <text:p><text:span text:style-name="T1">Password</text:span><text:span text:style-name="T2"> text field on Create New Customer Account Page </text:span>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To verify the functionality of “Create an Account” button on Create New </text:p>
            <text:p><text:span text:style-name="T1">Customer Account Page, “This email has already an account” message </text:span></text:p>
            <text:p><text:span text:style-name="T1">Should be visible to  the user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First Name in First Name text field</text:p>
            <text:p><text:span text:style-name="T1">2.Enter Last Name in Last Name text field</text:span></text:p>
            <text:p><text:span text:style-name="T1">3.Check the Sign Up for Newsletter checkbox</text:span></text:p>
            <text:p><text:span text:style-name="T1">4.Enter Email in Email text field</text:span></text:p>
            <text:p><text:span text:style-name="T1">5.Enter Password in Password text field</text:span></text:p>
            <text:p><text:span text:style-name="T1">6.Enter Password in Confirm Password text field</text:span></text:p>
            <text:p><text:span text:style-name="T1">7.Click on Create an Account button</text:span></text:p>
            <text:p/>
          </table:table-cell>
          <table:table-cell office:value-type="string" calcext:value-type="string">
            <text:p>“This email has already an account” message should be visible to <text:s/>the user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5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 office:value-type="string" calcext:value-type="string">
            <text:p>Forgot Password</text:p>
          </table:table-cell>
          <table:table-cell office:value-type="string" calcext:value-type="string">
            <text:p><text:span text:style-name="T1">To verify the functionality of click here Link text on Create New Customer </text:span></text:p>
            <text:p><text:span text:style-name="T1">Account Page, user should be redirected to Forgot Password Page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First Name in First Name text field</text:p>
            <text:p><text:span text:style-name="T1">2.Enter Last Name in Last Name text field</text:span></text:p>
            <text:p><text:span text:style-name="T1">3.Check the Sign Up for Newsletter checkbox</text:span></text:p>
            <text:p><text:span text:style-name="T1">4.Enter Email in Email text field</text:span></text:p>
            <text:p><text:span text:style-name="T1">5.Enter Password in Password text field</text:span></text:p>
            <text:p><text:span text:style-name="T1">6.Enter Password in Confirm Password text field</text:span></text:p>
            <text:p><text:span text:style-name="T1">7. Click on Create an Account button</text:span></text:p>
            <text:p><text:span text:style-name="T1">8.Click on Click here link text</text:span></text:p>
            <text:p/>
          </table:table-cell>
          <table:table-cell table:style-name="ce11" office:value-type="string" calcext:value-type="string">
            <text:p>User should be redirected to Forgot Password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functionality of Subscribe button  Create New Customer </text:span></text:p>
            <text:p><text:span text:style-name="T1">Account Page, “This email has already subscribed the news letter” message </text:span></text:p>
            <text:p><text:span text:style-name="T1">Should be visible to user</text:span></text:p>
          </table:table-cell>
          <table:table-cell office:value-type="string" calcext:value-type="string">
            <text:p>Newsletter should be subscribed</text:p>
          </table:table-cell>
          <table:table-cell office:value-type="string" calcext:value-type="string">
            <text:p>1. Enter the Email in Email for Subscribe text field</text:p>
            <text:p>2.Click on Subscribe button</text:p>
          </table:table-cell>
          <table:table-cell table:style-name="ce11" office:value-type="string" calcext:value-type="string">
            <text:p><text:span text:style-name="T1">“This email has already subscribed the news letter” message Should be </text:span></text:p>
            <text:p><text:span text:style-name="T1">Visible to user</text:span> 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11"/>
          <table:table-cell table:number-columns-repeated="4"/>
        </table:table-row>
        <table:table-row table:style-name="ro6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functionality of “Create an Account” button with empty First </text:span></text:p>
            <text:p><text:span text:style-name="T1">Name on Create New Customer Account Page, “This is a required field.” </text:span></text:p>
            <text:p><text:span text:style-name="T1">message should be visible to  the user below the First Name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2">1.Enter Last Name in Last Name text field</text:span></text:p>
            <text:p><text:span text:style-name="T2">2.Check the Sign Up for Newsletter checkbox</text:span></text:p>
            <text:p><text:span text:style-name="T2">3.Enter Email in Email text field</text:span></text:p>
            <text:p><text:span text:style-name="T2">4.Enter Password in Password text field</text:span></text:p>
            <text:p><text:span text:style-name="T2">5.Enter Password in Confirm Password text field</text:span></text:p>
            <text:p><text:span text:style-name="T2">6. Click on Create an Account button</text:span></text:p>
          </table:table-cell>
          <table:table-cell table:style-name="ce11" office:value-type="string" calcext:value-type="string">
            <text:p>“This is a required field.” message should be visible to  the user below the </text:p>
            <text:p>First Name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8"/>
          <table:table-cell table:style-name="ce11"/>
          <table:table-cell table:number-columns-repeated="4"/>
        </table:table-row>
        <table:table-row table:style-name="ro6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functionality of “Create an Account” button with empty Last </text:span></text:p>
            <text:p><text:span text:style-name="T1">Name on Create New Customer Account Page, “This is a required field.” </text:span></text:p>
            <text:p><text:span text:style-name="T1">message should be visible to  the user below the First Name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1">1.Enter First Name in First Name text field</text:span></text:p>
            <text:p><text:span text:style-name="T2">2.Check the Sign Up for Newsletter checkbox</text:span></text:p>
            <text:p><text:span text:style-name="T2">3.Enter Email in Email text field</text:span></text:p>
            <text:p><text:span text:style-name="T2">4.Enter Password in Password text field</text:span></text:p>
            <text:p><text:span text:style-name="T2">5.Enter Password in Confirm Password text field</text:span></text:p>
            <text:p><text:span text:style-name="T2">6. Click on Create an Account button</text:span></text:p>
          </table:table-cell>
          <table:table-cell table:style-name="ce11" office:value-type="string" calcext:value-type="string">
            <text:p>“This is a required field.” message should be visible to  the user below the </text:p>
            <text:p>Last Name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functionality of “Create an Account” button with unchecked </text:span></text:p>
            <text:p><text:span text:style-name="T1">Sign Up for Newsletter checkbox on Create New Customer Account Page, </text:span></text:p>
            <text:p><text:span text:style-name="T1">“This email has already an account” message should be visible to  the user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1">1.Enter First Name in First Name text field</text:span></text:p>
            <text:p><text:span text:style-name="T2">2.Enter Last Name in Last Name text field</text:span></text:p>
            <text:p><text:span text:style-name="T2">3.Enter Email in Email text field</text:span></text:p>
            <text:p><text:span text:style-name="T2">4.Enter Password in Password text field</text:span></text:p>
            <text:p><text:span text:style-name="T2">5.Enter Password in Confirm Password text field</text:span></text:p>
            <text:p><text:span text:style-name="T2">6. Click on Create an Account button</text:span></text:p>
          </table:table-cell>
          <table:table-cell table:style-name="ce11" office:value-type="string" calcext:value-type="string">
            <text:p><text:span text:style-name="T1">“This email has already an account” message should be visible to  the user </text:span></text:p>
            <text:p>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functionality of “Create an Account” button with empty Email </text:span></text:p>
            <text:p><text:span text:style-name="T1">on Create New Customer Account Page, “This is a required field.” </text:span></text:p>
            <text:p><text:span text:style-name="T1">message should be visible to  the user below the Email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1">1.Enter First Name in First Name text field</text:span></text:p>
            <text:p><text:span text:style-name="T2">2.Enter Last Name in Last Name text field</text:span></text:p>
            <text:p><text:span text:style-name="T2">3.Check the Sign Up for Newsletter checkbox</text:span></text:p>
            <text:p><text:span text:style-name="T2">4.Enter Password in Password text field</text:span></text:p>
            <text:p><text:span text:style-name="T2">5.Enter Password in Confirm Password text field</text:span></text:p>
            <text:p><text:span text:style-name="T2">6. Click on Create an Account button</text:span></text:p>
          </table:table-cell>
          <table:table-cell table:style-name="ce11" office:value-type="string" calcext:value-type="string">
            <text:p>“This is a required field.” message should be visible to  the user below the </text:p>
            <text:p><text:span text:style-name="T1">Email</text:span>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functionality of “Create an Account” button with empty Password </text:span></text:p>
            <text:p><text:span text:style-name="T1">on Create New Customer Account Page, “This is a required field.” </text:span></text:p>
            <text:p><text:span text:style-name="T1">message should be visible to  the user below the Password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1">1.Enter First Name in First Name text field</text:span></text:p>
            <text:p><text:span text:style-name="T2">2.Enter Last Name in Last Name text field</text:span></text:p>
            <text:p><text:span text:style-name="T2">3.Check the Sign Up for Newsletter checkbox</text:span></text:p>
            <text:p><text:span text:style-name="T2">4.Enter Email in Email text field</text:span></text:p>
            <text:p><text:span text:style-name="T2">5.Enter Password in Confirm Password text field</text:span></text:p>
            <text:p><text:span text:style-name="T2">6. Click on Create an Account button</text:span></text:p>
          </table:table-cell>
          <table:table-cell table:style-name="ce11" office:value-type="string" calcext:value-type="string">
            <text:p>“This is a required field.” message should be visible to  the user below the </text:p>
            <text:p>Password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6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functionality of “Create an Account” button with empty Confirm </text:span></text:p>
            <text:p><text:span text:style-name="T1">Password on Create New Customer Account Page, “This is a required field.” </text:span></text:p>
            <text:p><text:span text:style-name="T1">message should be visible to  the user below the Confirm Password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1">1.Enter First Name in First Name text field</text:span></text:p>
            <text:p><text:span text:style-name="T2">2.Enter Last Name in Last Name text field</text:span></text:p>
            <text:p><text:span text:style-name="T2">3.Check the Sign Up for Newsletter checkbox</text:span></text:p>
            <text:p><text:span text:style-name="T2">4.Enter Email in Email text field</text:span></text:p>
            <text:p><text:span text:style-name="T2">5.Enter Password in Password text field</text:span></text:p>
            <text:p><text:span text:style-name="T2">6. Click on Create an Account button</text:span></text:p>
          </table:table-cell>
          <table:table-cell table:style-name="ce11" office:value-type="string" calcext:value-type="string">
            <text:p>“This is a required field.” message should be visible to  the user below the </text:p>
            <text:p>Confirm Password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7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functionality of “Create an Account” button with Invalid Email </text:span></text:p>
            <text:p><text:span text:style-name="T1">on Create New Customer Account Page, “Please enter a valid email address </text:span></text:p>
            <text:p><text:span text:style-name="T1">(Ex: </text:span><text:span text:style-name="T1"><text:a xlink:href="mailto:johndoe@domain.com" xlink:type="simple">johndoe@domain.com</text:a></text:span><text:span text:style-name="T1">).” message should be visible to  the user below the </text:span></text:p>
            <text:p><text:span text:style-name="T1">Email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1">1.Enter First Name in First Name text field</text:span></text:p>
            <text:p><text:span text:style-name="T2">2.Enter Last Name in Last Name text field</text:span></text:p>
            <text:p><text:span text:style-name="T2">3.Check the Sign Up for Newsletter checkbox</text:span></text:p>
            <text:p><text:span text:style-name="T2">4.Enter Invalid Email in Email text field</text:span></text:p>
            <text:p><text:span text:style-name="T2">5.Enter Password in Password text field</text:span></text:p>
            <text:p><text:span text:style-name="T2">6.Enter Password in Confirm Password text field</text:span></text:p>
            <text:p><text:span text:style-name="T2">7. Click on Create an Account button</text:span></text:p>
          </table:table-cell>
          <table:table-cell table:style-name="ce11" office:value-type="string" calcext:value-type="string">
            <text:p><text:span text:style-name="T1"> “Please enter a valid email address (Ex: </text:span><text:span text:style-name="T1"><text:a xlink:href="mailto:johndoe@domain.com" xlink:type="simple">johndoe@domain.com</text:a></text:span><text:span text:style-name="T1">).” message </text:span></text:p>
            <text:p><text:span text:style-name="T1">should be visible to  the user below the Email text field </text:span>on Create New </text:p>
            <text:p>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13"/>
        </table:table-row>
        <table:table-row table:style-name="ro7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reate New Customer Account Page</text:p>
          </table:table-cell>
          <table:table-cell/>
          <table:table-cell office:value-type="string" calcext:value-type="string">
            <text:p><text:span text:style-name="T1">To verify the functionality of “Create an Account” button with Invalid Password </text:span></text:p>
            <text:p><text:span text:style-name="T1">On Create New Customer Account Page, “Minimum length of this field must be </text:span></text:p>
            <text:p><text:span text:style-name="T1">equal or greater than 8 symbols. Leading and trailing spaces will be ignored.” </text:span></text:p>
            <text:p><text:span text:style-name="T1">message should be visible to the user below the Password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1">1.Enter First Name in First Name text field</text:span></text:p>
            <text:p><text:span text:style-name="T2">2.Enter Last Name in Last Name text field</text:span></text:p>
            <text:p><text:span text:style-name="T2">3.Check the Sign Up for Newsletter checkbox</text:span></text:p>
            <text:p><text:span text:style-name="T2">4.Enter Email in Email text field</text:span></text:p>
            <text:p><text:span text:style-name="T2">5.Enter Invalid Password in Password text field</text:span></text:p>
            <text:p><text:span text:style-name="T2">6.Enter Password in Confirm Password text field</text:span></text:p>
            <text:p><text:span text:style-name="T2">7. Click on Create an Account button</text:span></text:p>
          </table:table-cell>
          <table:table-cell table:style-name="ce11" office:value-type="string" calcext:value-type="string">
            <text:p>“Minimum length of this field must be equal or greater than 8 symbols. </text:p>
            <text:p>Leading and trailing spaces will be ignored.” message should be visible to </text:p>
            <text:p>the user below the Password text field on Create New Customer Account Page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3 May, 2023</text:p>
          </table:table-cell>
          <table:table-cell office:value-type="string" calcext:value-type="string">
            <text:p>Automated</text:p>
          </table:table-cell>
        </table:table-row>
        <table:table-row table:style-name="ro1" table:number-rows-repeated="104853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ustomer Login Page" table:style-name="ta1">
        <table:table-column table:style-name="co1" table:number-columns-repeated="2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17" table:default-cell-style-name="ce10"/>
        <table:table-column table:style-name="co27" table:default-cell-style-name="ce10"/>
        <table:table-column table:style-name="co28" table:default-cell-style-name="ce10"/>
        <table:table-column table:style-name="co1" table:default-cell-style-name="ce10"/>
        <table:table-column table:style-name="co19" table:default-cell-style-name="ce10"/>
        <table:table-column table:style-name="co29" table:default-cell-style-name="ce10"/>
        <table:table-column table:style-name="co1" table:number-columns-repeated="1637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To verify the functionality of “Sign In” link text on Home Page, </text:p>
            <text:p><text:span text:style-name="T1">user should be redirected to Customer Login Page</text:span>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Create an Account link text</text:p>
          </table:table-cell>
          <table:table-cell office:value-type="string" calcext:value-type="string">
            <text:p>User should be redirected to Customer Login Page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table:style-name="ce11"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1">To verify the visibility of “Customer Login” header on </text:span></text:p>
            <text:p><text:span text:style-name="T1">Customer Login Page</text:span></text:p>
          </table:table-cell>
          <table:table-cell office:value-type="string" calcext:value-type="string">
            <text:p><text:span text:style-name="T1">Customer Login </text:span>Page should be opened</text:p>
          </table:table-cell>
          <table:table-cell office:value-type="string" calcext:value-type="string">
            <text:p><text:span text:style-name="T1">1.Verify that Customer Login header</text:span> is visible on </text:p>
            <text:p><text:span text:style-name="T1">Customer Login </text:span>Page</text:p>
          </table:table-cell>
          <table:table-cell table:style-name="ce11" office:value-type="string" calcext:value-type="string">
            <text:p><text:span text:style-name="T1">“Customer Login” header should be visible on </text:span></text:p>
            <text:p><text:span text:style-name="T1">Customer Login Page</text:span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1">To verify the visibility of “Registered Customers” header on </text:span></text:p>
            <text:p><text:span text:style-name="T1">Customer Login Page</text:span></text:p>
          </table:table-cell>
          <table:table-cell office:value-type="string" calcext:value-type="string">
            <text:p><text:span text:style-name="T1">Customer Login </text:span>Page should be opened</text:p>
          </table:table-cell>
          <table:table-cell office:value-type="string" calcext:value-type="string">
            <text:p><text:span text:style-name="T1">1.Verify that Registered Customers header</text:span> is visible on </text:p>
            <text:p><text:span text:style-name="T1">Customer Login </text:span>Page</text:p>
          </table:table-cell>
          <table:table-cell table:style-name="ce11" office:value-type="string" calcext:value-type="string">
            <text:p><text:span text:style-name="T1">“Registered Customers” header should be visible on </text:span></text:p>
            <text:p><text:span text:style-name="T1">Customer Login Page</text:span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1">To verify the  visibility of “Email” label on above Email</text:span> text field </text:p>
            <text:p><text:span text:style-name="T1">On Customer Login Page</text:span> </text:p>
          </table:table-cell>
          <table:table-cell office:value-type="string" calcext:value-type="string">
            <text:p><text:span text:style-name="T1">Customer Login </text:span>Page should be opened</text:p>
          </table:table-cell>
          <table:table-cell office:value-type="string" calcext:value-type="string">
            <text:p><text:span text:style-name="T1">1.Verify that Email label is visible on above Email</text:span></text:p>
            <text:p><text:span text:style-name="T1">Text field on Customer Login Page </text:span></text:p>
          </table:table-cell>
          <table:table-cell office:value-type="string" calcext:value-type="string">
            <text:p><text:span text:style-name="T2">“Email” label should be visible on above Email text </text:span></text:p>
            <text:p><text:span text:style-name="T1">field on Customer Login Page</text:span><text:span text:style-name="T2"> </text:span>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1">To verify the  visibility of “Password” label on above Password</text:span> text field </text:p>
            <text:p><text:span text:style-name="T1">On Customer Login Page</text:span> </text:p>
          </table:table-cell>
          <table:table-cell office:value-type="string" calcext:value-type="string">
            <text:p><text:span text:style-name="T1">Customer Login </text:span>Page should be opened</text:p>
          </table:table-cell>
          <table:table-cell office:value-type="string" calcext:value-type="string">
            <text:p><text:span text:style-name="T1">1.Verify that Password label is visible on above Password</text:span></text:p>
            <text:p><text:span text:style-name="T1">Text field on Customer Login Page </text:span></text:p>
          </table:table-cell>
          <table:table-cell office:value-type="string" calcext:value-type="string">
            <text:p><text:span text:style-name="T2">“Password” label should be visible on above Password text </text:span></text:p>
            <text:p><text:span text:style-name="T1">field on Customer Login Page</text:span><text:span text:style-name="T2"> </text:span>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1">To verify the visibility of “try demo customer access” dialog on </text:span></text:p>
            <text:p><text:span text:style-name="T1">Customer Login Page</text:span></text:p>
          </table:table-cell>
          <table:table-cell office:value-type="string" calcext:value-type="string">
            <text:p><text:span text:style-name="T1">Customer Login </text:span>Page should be opened</text:p>
          </table:table-cell>
          <table:table-cell office:value-type="string" calcext:value-type="string">
            <text:p><text:span text:style-name="T1">1.Verify that try demo customer access dialog</text:span> is visible on </text:p>
            <text:p><text:span text:style-name="T1">Customer Login </text:span>Page</text:p>
          </table:table-cell>
          <table:table-cell table:style-name="ce11" office:value-type="string" calcext:value-type="string">
            <text:p><text:span text:style-name="T1">“try demo customer access” dialog should be visible on </text:span></text:p>
            <text:p><text:span text:style-name="T1">Customer Login Page</text:span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 office:value-type="string" calcext:value-type="string">
            <text:p>Create An Account Button</text:p>
          </table:table-cell>
          <table:table-cell office:value-type="string" calcext:value-type="string">
            <text:p><text:span text:style-name="T2">To verify the functionality of Create an account button on Customer Login </text:span></text:p>
            <text:p><text:span text:style-name="T2">Page, user should be redirected to Create New Customer Account Page</text:span></text:p>
          </table:table-cell>
          <table:table-cell office:value-type="string" calcext:value-type="string">
            <text:p><text:span text:style-name="T1">Customer Login </text:span>Page should be opened</text:p>
          </table:table-cell>
          <table:table-cell office:value-type="string" calcext:value-type="string">
            <text:p>1.Click on Create an Account button</text:p>
          </table:table-cell>
          <table:table-cell table:style-name="ce11" office:value-type="string" calcext:value-type="string">
            <text:p>User should be redirected to Create New Customer Account Page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 office:value-type="string" calcext:value-type="string">
            <text:p>Forgot Your Password Button</text:p>
          </table:table-cell>
          <table:table-cell office:value-type="string" calcext:value-type="string">
            <text:p><text:span text:style-name="T2">To verify the functionality of Forgot Your Password button on Customer Login </text:span></text:p>
            <text:p><text:span text:style-name="T2">Page, user should be redirected to Forgot Password Page</text:span></text:p>
          </table:table-cell>
          <table:table-cell office:value-type="string" calcext:value-type="string">
            <text:p><text:span text:style-name="T1">Customer Login </text:span>Page should be opened</text:p>
          </table:table-cell>
          <table:table-cell office:value-type="string" calcext:value-type="string">
            <text:p>1.Click on Create an Forgot Your Password button</text:p>
          </table:table-cell>
          <table:table-cell table:style-name="ce11" office:value-type="string" calcext:value-type="string">
            <text:p>User should be redirected to forgot Your Password Page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To verify the functionality of Sign in button with invalid email and invalid password, </text:p>
            <text:p>User should not be sign-in in the application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the Email in Email text field</text:p>
            <text:p>2.Enter the Password in the password text field</text:p>
            <text:p>3.Click on Sign in button</text:p>
          </table:table-cell>
          <table:table-cell table:style-name="ce11" office:value-type="string" calcext:value-type="string">
            <text:p><text:span text:style-name="T1">User should not be sign-in in the application</text:span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1">To verify the functionality of Sign in button with invalid email,  “Please enter a valid </text:span></text:p>
            <text:p><text:span text:style-name="T1">email address (Ex: </text:span><text:span text:style-name="T1"><text:a xlink:href="mailto:johndoe@domain.com" xlink:type="simple">johndoe@domain.com</text:a></text:span><text:span text:style-name="T1">).” message should be visible to  the user below </text:span></text:p>
            <text:p><text:span text:style-name="T1">the Email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the Email in Email text field</text:p>
            <text:p>2.Enter the Password in the password text field</text:p>
            <text:p>3.Click on Sign in button</text:p>
          </table:table-cell>
          <table:table-cell table:style-name="ce11" office:value-type="string" calcext:value-type="string">
            <text:p>“Please enter a valid <text:span text:style-name="T3">email address (Ex: johndoe@domain.com).” </text:span></text:p>
            <text:p><text:span text:style-name="T3">message should be visible to  the user below </text:span>the Email text field</text:p>
            <text:p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1">To verify the functionality of Sign in button with invalid password,  “Incorrect captcha” </text:span></text:p>
            <text:p><text:span text:style-name="T1">message should be visible to  the user on Customer Login Page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the Email in Email text field</text:p>
            <text:p>2.Enter the Password in the password text field</text:p>
            <text:p>3.Click on Sign in button</text:p>
          </table:table-cell>
          <table:table-cell table:style-name="ce11" office:value-type="string" calcext:value-type="string">
            <text:p><text:span text:style-name="T1">“Incorrect captcha”  message should be visible to  the user on Customer</text:span></text:p>
            <text:p><text:span text:style-name="T1">Login Page</text:span></text:p>
            <text:p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1">To verify the functionality of Sign in button with blank Email,  “This is a required field.” </text:span></text:p>
            <text:p><text:span text:style-name="T1">message should be visible to  the user below the Email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the Password in the password text field</text:p>
            <text:p>2.Click on Sign in button</text:p>
          </table:table-cell>
          <table:table-cell table:style-name="ce11" office:value-type="string" calcext:value-type="string">
            <text:p><text:span text:style-name="T1">“This is a required field.”  message should be visible to  the user below the </text:span></text:p>
            <text:p><text:span text:style-name="T1">Email text field</text:span></text:p>
            <text:p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1">To verify the functionality of Sign in button with blank Password,  “This is a required field.” </text:span></text:p>
            <text:p><text:span text:style-name="T1">message should be visible to  the user below the Password text field</text:span>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<text:span text:style-name="T1">1.Enter the Email in Email text field</text:span></text:p>
            <text:p>2.Click on Sign in button</text:p>
          </table:table-cell>
          <table:table-cell table:style-name="ce11" office:value-type="string" calcext:value-type="string">
            <text:p><text:span text:style-name="T1">“This is a required field.”  message should be visible to  the user below the </text:span></text:p>
            <text:p><text:span text:style-name="T1">Password text field</text:span></text:p>
            <text:p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<text:span text:style-name="T1">To verify the functionality of Sign in button with blank Email &amp; blank Password,  “This is a </text:span></text:p>
            <text:p><text:span text:style-name="T1">required field.” message should be visible to  the user below the Password text field</text:span></text:p>
          </table:table-cell>
          <table:table-cell office:value-type="string" calcext:value-type="string">
            <text:p>Customer Login Page should be opened</text:p>
          </table:table-cell>
          <table:table-cell office:value-type="string" calcext:value-type="string">
            <text:p>1.Click on Sign in button</text:p>
          </table:table-cell>
          <table:table-cell table:style-name="ce11" office:value-type="string" calcext:value-type="string">
            <text:p><text:span text:style-name="T1">“This is a required field.”  message should be visible to  the user below the </text:span></text:p>
            <text:p><text:span text:style-name="T1">Password text field</text:span></text:p>
            <text:p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ustomer Login Page</text:p>
          </table:table-cell>
          <table:table-cell/>
          <table:table-cell office:value-type="string" calcext:value-type="string">
            <text:p>To verify the functionality of Sign in button with valid credentials, </text:p>
            <text:p>User should be sign-in in the application</text:p>
          </table:table-cell>
          <table:table-cell office:value-type="string" calcext:value-type="string">
            <text:p>Credentials should be known to user</text:p>
          </table:table-cell>
          <table:table-cell office:value-type="string" calcext:value-type="string">
            <text:p>1.Enter the Email in Email text field</text:p>
            <text:p>2.Enter the Password in the password text field</text:p>
            <text:p>3.Click on Sign in button</text:p>
          </table:table-cell>
          <table:table-cell table:style-name="ce11" office:value-type="string" calcext:value-type="string">
            <text:p><text:span text:style-name="T1">User should be sign-in in the application</text:span> 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t Page" table:style-name="ta1">
        <table:table-column table:style-name="co1" table:number-columns-repeated="2" table:default-cell-style-name="ce10"/>
        <table:table-column table:style-name="co30" table:number-columns-repeated="2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1" table:default-cell-style-name="ce10"/>
        <table:table-column table:style-name="co37" table:default-cell-style-name="ce10"/>
        <table:table-column table:style-name="co38" table:default-cell-style-name="ce10"/>
        <table:table-column table:style-name="co1" table:number-columns-repeated="1637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  <table:table-cell table:number-columns-repeated="16371"/>
        </table:table-row>
        <table:table-row table:style-name="ro8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Add to Cart</text:p>
          </table:table-cell>
          <table:table-cell office:value-type="string" calcext:value-type="string">
            <text:p>To verify the add to cart functionality on Cart Page, user should be able to</text:p>
            <text:p>Add desired item in the cart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Search the desired product</text:p>
            <text:p>2.Select size</text:p>
            <text:p>3.Select color</text:p>
            <text:p>4.Click on Add to cart button</text:p>
            <text:p/>
          </table:table-cell>
          <table:table-cell office:value-type="string" calcext:value-type="string">
            <text:p>User should be able to add desired item in the cart.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Proceed to checkout</text:p>
          </table:table-cell>
          <table:table-cell office:value-type="string" calcext:value-type="string">
            <text:p>To verify the proceed to checkout functionality on Cart Page, user should be</text:p>
            <text:p>redirected to checkout page.</text:p>
          </table:table-cell>
          <table:table-cell office:value-type="string" calcext:value-type="string">
            <text:p>Item should be added in the cart</text:p>
          </table:table-cell>
          <table:table-cell office:value-type="string" calcext:value-type="string">
            <text:p>1.Click on Cart icon</text:p>
            <text:p>2.Click on Proceed to checkout button</text:p>
            <text:p/>
          </table:table-cell>
          <table:table-cell office:value-type="string" calcext:value-type="string">
            <text:p><text:span text:style-name="T1">User should be redirected to checkout page.</text:span>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9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Shipping Details</text:p>
          </table:table-cell>
          <table:table-cell office:value-type="string" calcext:value-type="string">
            <text:p>To verify that after filling the details on shipping details on clicking of </text:p>
            <text:p>Next button, user should be redirected to Payments method page.</text:p>
          </table:table-cell>
          <table:table-cell office:value-type="string" calcext:value-type="string">
            <text:p>Item should be added in the cart</text:p>
          </table:table-cell>
          <table:table-cell office:value-type="string" calcext:value-type="string">
            <text:p>1.Enter the Email in Email text field</text:p>
            <text:p>2.Enter the first name in first name text field</text:p>
            <text:p>3.Enter the last name in last name text field</text:p>
            <text:p>4.Enter the Company name in company text field</text:p>
            <text:p>5.Enter the Address in address text field</text:p>
            <text:p>6.Enter the City name in city text field</text:p>
            <text:p>7.Enter the postal code in postal code text field</text:p>
            <text:p>8.Enter the phone number in phone number text field</text:p>
            <text:p>9.Select the country name in country drop down</text:p>
            <text:p>10.Select the State name in state drop down</text:p>
            <text:p>11.Click on Price radio button</text:p>
            <text:p>12.Click on Next button</text:p>
            <text:p/>
          </table:table-cell>
          <table:table-cell office:value-type="string" calcext:value-type="string">
            <text:p><text:span text:style-name="T1">User should be redirected to Payments method page.</text:span>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Apply Discount</text:p>
          </table:table-cell>
          <table:table-cell office:value-type="string" calcext:value-type="string">
            <text:p>To verify the functionality of Apply discount button, if there is no valid </text:p>
            <text:p>discount code then error message should be displayed to the user.</text:p>
          </table:table-cell>
          <table:table-cell office:value-type="string" calcext:value-type="string">
            <text:p>Payments method page should be opened</text:p>
          </table:table-cell>
          <table:table-cell office:value-type="string" calcext:value-type="string">
            <text:p>1.Click on apply discount drop down</text:p>
            <text:p>2.Enter the discount code in discount code text field</text:p>
          </table:table-cell>
          <table:table-cell table:style-name="ce11" office:value-type="string" calcext:value-type="string">
            <text:p><text:span text:style-name="T1">If there is no valid discount code then error message should be</text:span></text:p>
            <text:p><text:span text:style-name="T1">Displayed to the user.</text:span>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Place order</text:p>
          </table:table-cell>
          <table:table-cell office:value-type="string" calcext:value-type="string">
            <text:p>To verify the functionality of Place order button, the order should be placed </text:p>
            <text:p>and order placed message should be visible to user.</text:p>
          </table:table-cell>
          <table:table-cell office:value-type="string" calcext:value-type="string">
            <text:p>Place order page should be opened</text:p>
          </table:table-cell>
          <table:table-cell office:value-type="string" calcext:value-type="string">
            <text:p>1.Click on Address same checkbox</text:p>
            <text:p>2.Click on Place order button</text:p>
          </table:table-cell>
          <table:table-cell office:value-type="string" calcext:value-type="string">
            <text:p><text:span text:style-name="T1">The order should be placed and order placed message should </text:span></text:p>
            <text:p><text:span text:style-name="T1">Be visible to user.</text:span>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8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Order and Returns</text:p>
          </table:table-cell>
          <table:table-cell office:value-type="string" calcext:value-type="string">
            <text:p>To verify that user should be able to return order on Orders and Returns Page.</text:p>
          </table:table-cell>
          <table:table-cell office:value-type="string" calcext:value-type="string">
            <text:p>Order and Returns Page should be opened</text:p>
          </table:table-cell>
          <table:table-cell office:value-type="string" calcext:value-type="string">
            <text:p>1.Enter the order Id in Order Id text field.</text:p>
            <text:p>2.Enter the Billing Last Name in Billing Last Name text field.</text:p>
            <text:p>3.Select the option Find Order By as Postal Code.</text:p>
            <text:p>4.Enter Billing zip Code in Billing Zip Code text field.</text:p>
            <text:p>5.Click on continue Button.</text:p>
          </table:table-cell>
          <table:table-cell office:value-type="string" calcext:value-type="string">
            <text:p>Order Information should be visible to the user with Order Id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Order and Returns</text:p>
          </table:table-cell>
          <table:table-cell office:value-type="string" calcext:value-type="string">
            <text:p>To verify that shipping and billing address is same on Orders and Returns Page.</text:p>
          </table:table-cell>
          <table:table-cell office:value-type="string" calcext:value-type="string">
            <text:p>Order and Returns Page should be opened</text:p>
          </table:table-cell>
          <table:table-cell office:value-type="string" calcext:value-type="string">
            <text:p><text:span text:style-name="T1">1.verify that shipping and billing address is same</text:span></text:p>
          </table:table-cell>
          <table:table-cell table:style-name="ce11" office:value-type="string" calcext:value-type="string">
            <text:p>Shipping and billing address should be same on Orders and returns Page.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Add to Compare</text:p>
          </table:table-cell>
          <table:table-cell office:value-type="string" calcext:value-type="string">
            <text:p>To verify that user should be able to add the Fusion Backpack in the comparison list </text:p>
            <text:p>Of product on Product specification Page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<text:span text:style-name="T1">1.Search the desired product.</text:span></text:p>
            <text:p><text:span text:style-name="T1">2.Click on add to Cart.</text:span></text:p>
            <text:p><text:span text:style-name="T1">3.Click on Add to Compare.</text:span></text:p>
          </table:table-cell>
          <table:table-cell office:value-type="string" calcext:value-type="string">
            <text:p>“You added product Fusion Backpack to the comparison list” message </text:p>
            <text:p>Should be visible to user.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More Information</text:p>
          </table:table-cell>
          <table:table-cell office:value-type="string" calcext:value-type="string">
            <text:p><text:span text:style-name="T1">To verify that after clicking on More Information, the activity, style &amp; material </text:span></text:p>
            <text:p><text:span text:style-name="T1">Related details should be visible to user on Product specification Page.</text:span></text:p>
          </table:table-cell>
          <table:table-cell office:value-type="string" calcext:value-type="string">
            <text:p>Product specification Page should be opened</text:p>
          </table:table-cell>
          <table:table-cell office:value-type="string" calcext:value-type="string">
            <text:p>1.Click on More Information.</text:p>
          </table:table-cell>
          <table:table-cell office:value-type="string" calcext:value-type="string">
            <text:p>The activity, style &amp; material related details should be visible to user on </text:p>
            <text:p>Product specification Page.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<text:span text:style-name="T1">To verify that after clicking on Reviews, the other customers reviews should be </text:span></text:p>
            <text:p><text:span text:style-name="T1">Visible to user on Product specification Page.</text:span></text:p>
          </table:table-cell>
          <table:table-cell office:value-type="string" calcext:value-type="string">
            <text:p>Product specification Page should be opened</text:p>
          </table:table-cell>
          <table:table-cell office:value-type="string" calcext:value-type="string">
            <text:p>1.Click on <text:span text:style-name="T3">Reviews</text:span>.</text:p>
          </table:table-cell>
          <table:table-cell office:value-type="string" calcext:value-type="string">
            <text:p><text:span text:style-name="T1">The other customers reviews should be visible to user on Product </text:span></text:p>
            <text:p><text:span text:style-name="T1">Specification Page.</text:span>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<text:span text:style-name="T1">To verify that after clicking on Details, the details related to product should be visible </text:span></text:p>
            <text:p><text:span text:style-name="T1">To user on Product specification Page.</text:span></text:p>
          </table:table-cell>
          <table:table-cell office:value-type="string" calcext:value-type="string">
            <text:p>Product specification Page should be opened</text:p>
          </table:table-cell>
          <table:table-cell office:value-type="string" calcext:value-type="string">
            <text:p>1.Click on Details.</text:p>
          </table:table-cell>
          <table:table-cell office:value-type="string" calcext:value-type="string">
            <text:p><text:span text:style-name="T1">The details related to product should be visible to user on Product </text:span></text:p>
            <text:p><text:span text:style-name="T1">Specification Page.</text:span>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Add Your Review</text:p>
          </table:table-cell>
          <table:table-cell office:value-type="string" calcext:value-type="string">
            <text:p>To verify that Add Your Review link text leads to review section of Product specification </text:p>
            <text:p>Page, The review section fields and previous customer reviews should be visible to user </text:p>
            <text:p>On Product specification Page.</text:p>
          </table:table-cell>
          <table:table-cell office:value-type="string" calcext:value-type="string">
            <text:p>Product specification Page should be opened</text:p>
          </table:table-cell>
          <table:table-cell office:value-type="string" calcext:value-type="string">
            <text:p>1.Click on Add Your Review</text:p>
          </table:table-cell>
          <table:table-cell office:value-type="string" calcext:value-type="string">
            <text:p>The review section fields and previous customer reviews should be visible </text:p>
            <text:p>To user on Product specification Page.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Add to Compare</text:p>
          </table:table-cell>
          <table:table-cell office:value-type="string" calcext:value-type="string">
            <text:p>To verify that user should be able to add the Impulse Duffle in the comparison list </text:p>
            <text:p>Of product on Product specification Page.</text:p>
          </table:table-cell>
          <table:table-cell office:value-type="string" calcext:value-type="string">
            <text:p>Product specification Page should be opened</text:p>
          </table:table-cell>
          <table:table-cell office:value-type="string" calcext:value-type="string">
            <text:p><text:span text:style-name="T1">1.Click on Impulse Duffle.</text:span></text:p>
            <text:p><text:span text:style-name="T1">3.Click on Add to Compare.</text:span></text:p>
          </table:table-cell>
          <table:table-cell office:value-type="string" calcext:value-type="string">
            <text:p>“You added product Impulse Duffle to the comparison list” message </text:p>
            <text:p>Should be visible to user.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Comparison List</text:p>
          </table:table-cell>
          <table:table-cell office:value-type="string" calcext:value-type="string">
            <text:p>To verify that comparison list link text redirected to Compare Products Page, The products </text:p>
            <text:p>Which are added for comparison should be visible to user on Compare Products page.</text:p>
          </table:table-cell>
          <table:table-cell office:value-type="string" calcext:value-type="string">
            <text:p>Product should be added for comparison</text:p>
          </table:table-cell>
          <table:table-cell office:value-type="string" calcext:value-type="string">
            <text:p>1.Click on Comparison list.</text:p>
          </table:table-cell>
          <table:table-cell office:value-type="string" calcext:value-type="string">
            <text:p><text:span text:style-name="T1">The products which are added for comparison should be visible to user on </text:span></text:p>
            <text:p><text:span text:style-name="T1">Compare Products page.</text:span>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Comparison List</text:p>
          </table:table-cell>
          <table:table-cell office:value-type="string" calcext:value-type="string">
            <text:p>To verify that user should be able to remove the Fusion Backpack from comparison list on </text:p>
            <text:p>Compare Products Page.</text:p>
          </table:table-cell>
          <table:table-cell office:value-type="string" calcext:value-type="string">
            <text:p>Compare Products Page should be opened</text:p>
          </table:table-cell>
          <table:table-cell office:value-type="string" calcext:value-type="string">
            <text:p>1.Click on Remove product.</text:p>
            <text:p>2.Click on OK.</text:p>
          </table:table-cell>
          <table:table-cell office:value-type="string" calcext:value-type="string">
            <text:p>“You removed product Fusion Backpack from the comparison list.” </text:p>
            <text:p>Message should be visible to user.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Comparison List</text:p>
          </table:table-cell>
          <table:table-cell office:value-type="string" calcext:value-type="string">
            <text:p>To verify that user should be able to remove the Impulse Duffle from comparison list on </text:p>
            <text:p>Compare Products Page.</text:p>
          </table:table-cell>
          <table:table-cell office:value-type="string" calcext:value-type="string">
            <text:p>Compare Products Page should be opened</text:p>
          </table:table-cell>
          <table:table-cell office:value-type="string" calcext:value-type="string">
            <text:p>1.Click on Remove product.</text:p>
            <text:p>2.Click on OK.</text:p>
          </table:table-cell>
          <table:table-cell office:value-type="string" calcext:value-type="string">
            <text:p>“You removed product Impulse Duffle from the comparison list.” </text:p>
            <text:p>Message should be visible to user.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3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Comparison List</text:p>
          </table:table-cell>
          <table:table-cell office:value-type="string" calcext:value-type="string">
            <text:p>To verify that after removing the all the products from comparison list, empty comparison </text:p>
            <text:p>List message should be visible to user on Compare Products page.</text:p>
          </table:table-cell>
          <table:table-cell office:value-type="string" calcext:value-type="string">
            <text:p>All the products should be removed form comparison List</text:p>
          </table:table-cell>
          <table:table-cell office:value-type="string" calcext:value-type="string">
            <text:p>1.Verify the empty comparison list message.</text:p>
          </table:table-cell>
          <table:table-cell office:value-type="string" calcext:value-type="string">
            <text:p>“You have no items to compare.” message should be visible to user on </text:p>
            <text:p>Compare Products page.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Add To Wish List</text:p>
          </table:table-cell>
          <table:table-cell office:value-type="string" calcext:value-type="string">
            <text:p>To verify that before-sign in user should not able to add the product in add to wish list.”You</text:p>
            <text:p> Must login or register to add items to your wish list.” message should be visible to user.</text:p>
          </table:table-cell>
          <table:table-cell office:value-type="string" calcext:value-type="string">
            <text:p>Product specification Page should be opened</text:p>
          </table:table-cell>
          <table:table-cell office:value-type="string" calcext:value-type="string">
            <text:p>1.Click on add to wish list.</text:p>
          </table:table-cell>
          <table:table-cell office:value-type="string" calcext:value-type="string">
            <text:p><text:span text:style-name="T1">”You must login or register to add items to your wish list.” message should </text:span></text:p>
            <text:p><text:span text:style-name="T1">be visible to user.</text:span>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View and Edit Cart</text:p>
          </table:table-cell>
          <table:table-cell office:value-type="string" calcext:value-type="string">
            <text:p>To verify that after clicking on view and edit cart link text,user should be redirected to </text:p>
            <text:p>Update cart page.</text:p>
          </table:table-cell>
          <table:table-cell office:value-type="string" calcext:value-type="string">
            <text:p>Product specification Page should be opened</text:p>
          </table:table-cell>
          <table:table-cell office:value-type="string" calcext:value-type="string">
            <text:p>1.Click on Add to cart button.</text:p>
            <text:p>2.Click on cart icon.</text:p>
            <text:p>3.click on view and edit cart.</text:p>
          </table:table-cell>
          <table:table-cell office:value-type="string" calcext:value-type="string">
            <text:p>The user should be redirected to Update cart page and able to edit the </text:p>
            <text:p>Information related to address and product.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Update shopping Cart</text:p>
          </table:table-cell>
          <table:table-cell office:value-type="string" calcext:value-type="string">
            <text:p>To verify the functionality of update cart button, that user should be able to update the </text:p>
            <text:p>Information of shopping cart before placing the order.</text:p>
          </table:table-cell>
          <table:table-cell office:value-type="string" calcext:value-type="string">
            <text:p>Product specification Page should be opened</text:p>
          </table:table-cell>
          <table:table-cell office:value-type="string" calcext:value-type="string">
            <text:p>1.Enter Postal code in Postal Code text field.</text:p>
            <text:p>2.Click on Update cart button.</text:p>
            <text:p>3.Click on Proceed to checkout.</text:p>
          </table:table-cell>
          <table:table-cell office:value-type="string" calcext:value-type="string">
            <text:p><text:span text:style-name="T1">The user should be able to update the Information of shopping cart before </text:span></text:p>
            <text:p><text:span text:style-name="T1">Placing the order.</text:span>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Cart Page</text:p>
          </table:table-cell>
          <table:table-cell office:value-type="string" calcext:value-type="string">
            <text:p>Order Summary</text:p>
          </table:table-cell>
          <table:table-cell office:value-type="string" calcext:value-type="string">
            <text:p>To verify that after clicking on View details option,User should be able to check the updated </text:p>
            <text:p>Details in Order summary.</text:p>
          </table:table-cell>
          <table:table-cell office:value-type="string" calcext:value-type="string">
            <text:p>Checkout Page should be opened</text:p>
          </table:table-cell>
          <table:table-cell office:value-type="string" calcext:value-type="string">
            <text:p>1.Click on view details.</text:p>
          </table:table-cell>
          <table:table-cell office:value-type="string" calcext:value-type="string">
            <text:p>The user should be able to check the updated details in Order summary.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ofile Page" table:style-name="ta1">
        <table:table-column table:style-name="co1" table:number-columns-repeated="2" table:default-cell-style-name="ce10"/>
        <table:table-column table:style-name="co39" table:default-cell-style-name="ce10"/>
        <table:table-column table:style-name="co40" table:default-cell-style-name="ce10"/>
        <table:table-column table:style-name="co41" table:default-cell-style-name="ce10"/>
        <table:table-column table:style-name="co42" table:default-cell-style-name="ce10"/>
        <table:table-column table:style-name="co43" table:default-cell-style-name="ce10"/>
        <table:table-column table:style-name="co44" table:default-cell-style-name="ce10"/>
        <table:table-column table:style-name="co45" table:default-cell-style-name="ce10"/>
        <table:table-column table:style-name="co46" table:default-cell-style-name="ce10"/>
        <table:table-column table:style-name="co1" table:default-cell-style-name="ce10"/>
        <table:table-column table:style-name="co19" table:default-cell-style-name="ce10"/>
        <table:table-column table:style-name="co47" table:default-cell-style-name="ce10"/>
        <table:table-column table:style-name="co1" table:number-columns-repeated="1637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  <table:table-cell table:number-columns-repeated="16371"/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To verify that My account Page should be visible to user when user click on My account </text:p>
            <text:p>option after sign in into the Application.</text:p>
          </table:table-cell>
          <table:table-cell office:value-type="string" calcext:value-type="string">
            <text:p>Home Page should be opened</text:p>
          </table:table-cell>
          <table:table-cell office:value-type="string" calcext:value-type="string">
            <text:p>1.Click on sign in on Home Page</text:p>
            <text:p>2.Enter the Email in Email text field.</text:p>
            <text:p>3.Enter the password in password text field.</text:p>
            <text:p>4.Click on Sign in button.</text:p>
            <text:p>5.Click on Account Drop down.</text:p>
            <text:p>6.Click on My account.</text:p>
          </table:table-cell>
          <table:table-cell office:value-type="string" calcext:value-type="string">
            <text:p>My account Page should be visible to user when user sign in </text:p>
            <text:p>Into the Application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My Wish List</text:p>
          </table:table-cell>
          <table:table-cell office:value-type="string" calcext:value-type="string">
            <text:p><text:span text:style-name="T1">To verify that My Wish List Page should be visible to user when user click on My Wish </text:span></text:p>
            <text:p><text:span text:style-name="T1">List option after </text:span>sign in into the Application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Account Drop down.</text:p>
            <text:p>2.Click on My Wish List.</text:p>
          </table:table-cell>
          <table:table-cell office:value-type="string" calcext:value-type="string">
            <text:p><text:span text:style-name="T1">My Wish List Page should be visible to user  when user click on </text:span></text:p>
            <text:p><text:span text:style-name="T1">My Wish List option after sign in into the Application.</text:span>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My Account </text:p>
          </table:table-cell>
          <table:table-cell office:value-type="string" calcext:value-type="string">
            <text:p>Account Information</text:p>
          </table:table-cell>
          <table:table-cell office:value-type="string" calcext:value-type="string">
            <text:p>To verify that user should be able to edit and save the account information on My Account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Edit Contact Info.</text:p>
            <text:p>2.Clear the First Name.</text:p>
            <text:p>3.Clear the Last Name.</text:p>
            <text:p>4.Enter the First Name in First Name text field.</text:p>
            <text:p><text:span text:style-name="T1">5.Enter the Last Name in Last Name text field.</text:span></text:p>
            <text:p><text:span text:style-name="T1">6.Click on Save Button.</text:span></text:p>
          </table:table-cell>
          <table:table-cell office:value-type="string" calcext:value-type="string">
            <text:p>Account Information saved message should be visible to user and </text:p>
            <text:p>Updated Account Information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My Account </text:p>
          </table:table-cell>
          <table:table-cell office:value-type="string" calcext:value-type="string">
            <text:p>Newsletter Subscription</text:p>
          </table:table-cell>
          <table:table-cell office:value-type="string" calcext:value-type="string">
            <text:p>To verify that user should be able to edit and save the Newsletter subscription on My Account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edit Newsletters.</text:p>
            <text:p>2.Check the General Subscription Checkbox.</text:p>
            <text:p>3.Click on Save Button.</text:p>
          </table:table-cell>
          <table:table-cell office:value-type="string" calcext:value-type="string">
            <text:p><text:span text:style-name="T1">User should be able to edit and save the Newsletter subscription </text:span></text:p>
            <text:p><text:span text:style-name="T1">and </text:span>Subscription message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orders</text:p>
          </table:table-cell>
          <table:table-cell office:value-type="string" calcext:value-type="string">
            <text:p>To verify that My orders option redirects to My Orders Page &amp; orders info should be visible </text:p>
            <text:p>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My orders.</text:p>
          </table:table-cell>
          <table:table-cell table:style-name="ce11" office:value-type="string" calcext:value-type="string">
            <text:p>My orders option  should redirected to My Orders Page &amp; orders info </text:p>
            <text:p>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Downloadable Products</text:p>
          </table:table-cell>
          <table:table-cell office:value-type="string" calcext:value-type="string">
            <text:p><text:span text:style-name="T1">To verify that My Downloadable Products option redirects to My Downloadable Products</text:span> Page </text:p>
            <text:p>&amp; Products info should be visible To user if any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My Downloadable Products</text:span>.</text:p>
          </table:table-cell>
          <table:table-cell table:style-name="ce11" office:value-type="string" calcext:value-type="string">
            <text:p><text:span text:style-name="T1">My Downloadable Products option  should redirected to My </text:span></text:p>
            <text:p><text:span text:style-name="T1">Downloadable Products Page &amp; Products info should be visible To user</text:span></text:p>
            <text:p><text:span text:style-name="T1">If any.</text:span>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Wish List</text:p>
          </table:table-cell>
          <table:table-cell office:value-type="string" calcext:value-type="string">
            <text:p><text:span text:style-name="T1">To verify that My Wish List option redirects to My Wish List</text:span> Page &amp; wish List Products should be</text:p>
            <text:p> visible to user if any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My Wish List</text:span>.</text:p>
          </table:table-cell>
          <table:table-cell table:style-name="ce11" office:value-type="string" calcext:value-type="string">
            <text:p><text:span text:style-name="T1">My Wish List option  should redirected to My Wish List &amp; wish List </text:span></text:p>
            <text:p><text:span text:style-name="T1">Products should be visible to user if any.</text:span>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Address Book</text:p>
          </table:table-cell>
          <table:table-cell office:value-type="string" calcext:value-type="string">
            <text:p><text:span text:style-name="T1">To verify that Address Book option redirects to Address Book</text:span> Page &amp; Address info should be </text:p>
            <text:p>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Address Book</text:span>.</text:p>
          </table:table-cell>
          <table:table-cell table:style-name="ce11" office:value-type="string" calcext:value-type="string">
            <text:p><text:span text:style-name="T1">Address Book option  should redirected to Address Book Page &amp; </text:span></text:p>
            <text:p><text:span text:style-name="T1">Address</text:span> info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Account Information</text:p>
          </table:table-cell>
          <table:table-cell office:value-type="string" calcext:value-type="string">
            <text:p><text:span text:style-name="T1">To verify that Account Information option redirects to Account Information &amp; Account</text:span> info </text:p>
            <text:p>should be 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Account Information</text:span>.</text:p>
          </table:table-cell>
          <table:table-cell table:style-name="ce11" office:value-type="string" calcext:value-type="string">
            <text:p><text:span text:style-name="T1">Account Information option  should redirected to Account Information </text:span></text:p>
            <text:p><text:span text:style-name="T1">Page &amp; Account Information </text:span>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Stored Payment Methods</text:p>
          </table:table-cell>
          <table:table-cell office:value-type="string" calcext:value-type="string">
            <text:p><text:span text:style-name="T1">To verify that Stored Payment Methods option redirects to Stored Payment Methods Page &amp; </text:span></text:p>
            <text:p><text:span text:style-name="T1">Stored Payment Methods</text:span> info should be 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Stored Payment Methods</text:span>.</text:p>
          </table:table-cell>
          <table:table-cell table:style-name="ce11" office:value-type="string" calcext:value-type="string">
            <text:p><text:span text:style-name="T1">Stored Payment Methods option  should redirected to Stored Payment </text:span></text:p>
            <text:p><text:span text:style-name="T1">Methods</text:span> Page &amp; orders info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Product Reviews</text:p>
          </table:table-cell>
          <table:table-cell office:value-type="string" calcext:value-type="string">
            <text:p><text:span text:style-name="T1">To verify that My Product Reviews option redirects to My Product Reviews Page &amp; </text:span></text:p>
            <text:p><text:span text:style-name="T1">My Product Reviews </text:span>info should be 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My Product Reviews</text:span>.</text:p>
          </table:table-cell>
          <table:table-cell table:style-name="ce11" office:value-type="string" calcext:value-type="string">
            <text:p><text:span text:style-name="T1">My Product Reviews option  should redirected to My Product Reviews</text:span> </text:p>
            <text:p><text:span text:style-name="T1">Page &amp; My Product Reviews </text:span>info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Newsletter Subscription</text:p>
          </table:table-cell>
          <table:table-cell office:value-type="string" calcext:value-type="string">
            <text:p><text:span text:style-name="T1">To verify that Newsletter Subscription option redirects to Newsletter Subscription Page &amp; </text:span></text:p>
            <text:p><text:span text:style-name="T1">Newsletter Subscription</text:span> info should be 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Newsletter Subscription</text:span>.</text:p>
          </table:table-cell>
          <table:table-cell table:style-name="ce11" office:value-type="string" calcext:value-type="string">
            <text:p><text:span text:style-name="T1">Newsletter Subscription option  should redirected to Newsletter </text:span></text:p>
            <text:p><text:span text:style-name="T1">Subscription Page &amp; Newsletter Subscription</text:span> info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To verify the functionality of View All link text, user should be redirected to My Account Page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View all.</text:p>
          </table:table-cell>
          <table:table-cell table:style-name="ce11" office:value-type="string" calcext:value-type="string">
            <text:p>User should be redirected to My Account Page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orders</text:p>
          </table:table-cell>
          <table:table-cell office:value-type="string" calcext:value-type="string">
            <text:p>To verify the functionality of View Order link text, user should be redirected to Order Page &amp; </text:p>
            <text:p>Order info should be visible to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View Order.</text:p>
          </table:table-cell>
          <table:table-cell table:style-name="ce11" office:value-type="string" calcext:value-type="string">
            <text:p>User should be redirected to Order Page &amp; Order info should be visible to user.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12"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y Account</text:p>
          </table:table-cell>
          <table:table-cell office:value-type="string" calcext:value-type="string">
            <text:p>To verify the functionality of Sign out button user should be Sign out from the application and </text:p>
            <text:p>after 5 seconds homepage should be visible to the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Account Drop down.</text:p>
            <text:p>2.Click on Sign out button.</text:p>
          </table:table-cell>
          <table:table-cell table:style-name="ce11" office:value-type="string" calcext:value-type="string">
            <text:p><text:span text:style-name="T1">User should be Sign out from the application and after 5 seconds homepage </text:span></text:p>
            <text:p><text:span text:style-name="T1">Should be visible to the user.</text:span>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1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1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<text:span text:style-name="T1">To verify  that Change Password redirect to Edit account Information Page, user should be </text:span></text:p>
            <text:p><text:span text:style-name="T1">Redirected to Edit account Information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Change Password.</text:p>
          </table:table-cell>
          <table:table-cell office:value-type="string" calcext:value-type="string">
            <text:p>User should be redirected to Edit account Information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8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To verify the change password functionality, user should be able to change the password &amp; able to </text:p>
            <text:p>Sign in in the application using new password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Change Password.</text:p>
            <text:p>2.Enter current password in current password text field.</text:p>
            <text:p><text:span text:style-name="T1">3.Enter new password in new password text field.</text:span></text:p>
            <text:p><text:span text:style-name="T1">4.Enter new password in confirm password text field.</text:span></text:p>
            <text:p><text:span text:style-name="T1">5.Click on Save button.</text:span></text:p>
          </table:table-cell>
          <table:table-cell office:value-type="string" calcext:value-type="string">
            <text:p><text:span text:style-name="T1">User should be able to change the password &amp; able to Sign in in the application </text:span></text:p>
            <text:p><text:span text:style-name="T1">Using new password.</text:span>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Change email</text:p>
          </table:table-cell>
          <table:table-cell office:value-type="string" calcext:value-type="string">
            <text:p>To verify the change email functionality, user should be able to change the email &amp; able to </text:p>
            <text:p>Sign in in the application using new email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Change Password.</text:p>
            <text:p>2.Check the change email checkbox.</text:p>
            <text:p><text:span text:style-name="T1">3.Uncheck the change password checkbox.</text:span></text:p>
            <text:p><text:span text:style-name="T1">4.Enter the email in email text field.</text:span></text:p>
            <text:p><text:span text:style-name="T1">5.Enter current password in password text field.</text:span></text:p>
            <text:p><text:span text:style-name="T1">6.Click on Save button.</text:span></text:p>
          </table:table-cell>
          <table:table-cell office:value-type="string" calcext:value-type="string">
            <text:p><text:span text:style-name="T1">User should be able to change the email &amp; able to Sign in in the application </text:span></text:p>
            <text:p><text:span text:style-name="T1">Using new email.</text:span>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Manage Address</text:p>
          </table:table-cell>
          <table:table-cell office:value-type="string" calcext:value-type="string">
            <text:p><text:span text:style-name="T1">To verify  that Manage Address redirect to Address Book Page, user should be </text:span></text:p>
            <text:p><text:span text:style-name="T1">Redirected to Address Book 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Manage Address</text:span>.</text:p>
          </table:table-cell>
          <table:table-cell office:value-type="string" calcext:value-type="string">
            <text:p>User should be redirected to Redirected to Address Book <text:s/>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Change Billing Address</text:p>
          </table:table-cell>
          <table:table-cell office:value-type="string" calcext:value-type="string">
            <text:p><text:span text:style-name="T1">To verify  that Change Billing Address redirect to Edit address Page, user should be </text:span></text:p>
            <text:p><text:span text:style-name="T1">Redirected to Edit address 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 Change Billing Address</text:span>.</text:p>
          </table:table-cell>
          <table:table-cell office:value-type="string" calcext:value-type="string">
            <text:p><text:span text:style-name="T1">User should be redirected to Redirected to Edit address</text:span> 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Change Shipping Address</text:p>
          </table:table-cell>
          <table:table-cell office:value-type="string" calcext:value-type="string">
            <text:p><text:span text:style-name="T1">To verify  that Change Shipping Address redirect to Edit address Page, user should be </text:span></text:p>
            <text:p><text:span text:style-name="T1">Redirected to Edit address 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Change Shipping Address</text:span>.</text:p>
          </table:table-cell>
          <table:table-cell office:value-type="string" calcext:value-type="string">
            <text:p><text:span text:style-name="T1">User should be redirected to Redirected to Edit address</text:span> 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Edit Billing Address</text:p>
          </table:table-cell>
          <table:table-cell office:value-type="string" calcext:value-type="string">
            <text:p><text:span text:style-name="T1">To verify  that Edit Billing  Address redirect to Edit address Page, user should be </text:span></text:p>
            <text:p><text:span text:style-name="T1">Redirected to Edit address 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Edit Billing  Address</text:span>.</text:p>
          </table:table-cell>
          <table:table-cell office:value-type="string" calcext:value-type="string">
            <text:p><text:span text:style-name="T1">User should be redirected to Redirected to Edit address</text:span> 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<text:span text:style-name="T1">Edit Shipping</text:span> Address</text:p>
          </table:table-cell>
          <table:table-cell office:value-type="string" calcext:value-type="string">
            <text:p><text:span text:style-name="T1">To verify  that Edit Shipping  Address redirect to Edit address Page, user should be </text:span></text:p>
            <text:p><text:span text:style-name="T1">Redirected to Edit address  Page.</text:span>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<text:span text:style-name="T1">1.Click on Edit Shipping  Address</text:span>.</text:p>
          </table:table-cell>
          <table:table-cell office:value-type="string" calcext:value-type="string">
            <text:p><text:span text:style-name="T1">User should be redirected to Redirected to Edit address</text:span> 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Add to Cart</text:p>
          </table:table-cell>
          <table:table-cell office:value-type="string" calcext:value-type="string">
            <text:p>To verify that user should be able to add the item in the cart which is recently order by user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heck the Radiant Tee checkbox.</text:p>
            <text:p>2.Click on Add to Cart button.</text:p>
          </table:table-cell>
          <table:table-cell office:value-type="string" calcext:value-type="string">
            <text:p>User should be able to add the item in the cart which is recently order by user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Profile Page</text:p>
          </table:table-cell>
          <table:table-cell office:value-type="string" calcext:value-type="string">
            <text:p>Reorder</text:p>
          </table:table-cell>
          <table:table-cell office:value-type="string" calcext:value-type="string">
            <text:p>To verify that reorder redirects to Shopping Cart Page, user should be redirected to Shopping </text:p>
            <text:p>Cart Page.</text:p>
          </table:table-cell>
          <table:table-cell office:value-type="string" calcext:value-type="string">
            <text:p>User should be sign in into the application.</text:p>
          </table:table-cell>
          <table:table-cell office:value-type="string" calcext:value-type="string">
            <text:p>1.Click on View All.</text:p>
            <text:p>2.Click on Reorder.</text:p>
          </table:table-cell>
          <table:table-cell office:value-type="string" calcext:value-type="string">
            <text:p>User should be redirected to Shopping Cart Page.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hat's New Page" table:style-name="ta1">
        <table:table-column table:style-name="co1" table:number-columns-repeated="2" table:default-cell-style-name="ce10"/>
        <table:table-column table:style-name="co48" table:default-cell-style-name="ce10"/>
        <table:table-column table:style-name="co11" table:default-cell-style-name="ce10"/>
        <table:table-column table:style-name="co49" table:default-cell-style-name="ce10"/>
        <table:table-column table:style-name="co50" table:default-cell-style-name="ce10"/>
        <table:table-column table:style-name="co51" table:default-cell-style-name="ce10"/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55" table:default-cell-style-name="ce10"/>
        <table:table-column table:style-name="co20" table:default-cell-style-name="ce10"/>
        <table:table-column table:style-name="co46" table:default-cell-style-name="ce10"/>
        <table:table-column table:style-name="co1" table:number-columns-repeated="16371" table:default-cell-style-name="ce10"/>
        <table:table-row table:style-name="ro1">
          <table:table-cell table:style-name="ce9" office:value-type="string" calcext:value-type="string">
            <text:p>S no.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Parent module</text:p>
          </table:table-cell>
          <table:table-cell table:style-name="ce9" office:value-type="string" calcext:value-type="string">
            <text:p>Sub module</text:p>
          </table:table-cell>
          <table:table-cell table:style-name="ce9" office:value-type="string" calcext:value-type="string">
            <text:p>Summary</text:p>
          </table:table-cell>
          <table:table-cell table:style-name="ce9" office:value-type="string" calcext:value-type="string">
            <text:p>Pre-requisites</text:p>
          </table:table-cell>
          <table:table-cell table:style-name="ce9" office:value-type="string" calcext:value-type="string">
            <text:p>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Test case creation date</text:p>
          </table:table-cell>
          <table:table-cell table:style-name="ce9" office:value-type="string" calcext:value-type="string">
            <text:p>Test status</text:p>
          </table:table-cell>
          <table:table-cell table:style-name="ce9" office:value-type="string" calcext:value-type="string">
            <text:p>Script creation date</text:p>
          </table:table-cell>
          <table:table-cell table:style-name="ce9" office:value-type="string" calcext:value-type="string">
            <text:p>Automation status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hop New Yoga</text:p>
          </table:table-cell>
          <table:table-cell office:value-type="string" calcext:value-type="string">
            <text:p><text:span text:style-name="T1">To verify that after clicking on list view option, product should be visible to user in list</text:span></text:p>
            <text:p><text:span text:style-name="T1">Format </text:span>on New Luma yoga collection Page.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Shop New Yoga button.</text:p>
            <text:p>2.Click on list view option.</text:p>
          </table:table-cell>
          <table:table-cell office:value-type="string" calcext:value-type="string">
            <text:p><text:span text:style-name="T1">The product should be visible to user in list</text:span></text:p>
            <text:p><text:span text:style-name="T1">Format on New Luma yoga collection Page.</text:span>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hop New Yoga</text:p>
          </table:table-cell>
          <table:table-cell office:value-type="string" calcext:value-type="string">
            <text:p><text:span text:style-name="T1">To verify that after sort by Product name option, product should be sorted by product name </text:span></text:p>
            <text:p><text:span text:style-name="T1">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Select sort By product name option.</text:p>
          </table:table-cell>
          <table:table-cell office:value-type="string" calcext:value-type="string">
            <text:p><text:span text:style-name="T1">The product should be sorted by product name </text:span></text:p>
            <text:p><text:span text:style-name="T1">On New Luma yoga collection Page.</text:span>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hop New Yoga</text:p>
          </table:table-cell>
          <table:table-cell office:value-type="string" calcext:value-type="string">
            <text:p><text:span text:style-name="T1">To verify that after sort by Product price option, product should be sorted by product price on </text:span></text:p>
            <text:p><text:span text:style-name="T1">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<text:span text:style-name="T1">1.Select sort By product price </text:span>option.</text:p>
          </table:table-cell>
          <table:table-cell office:value-type="string" calcext:value-type="string">
            <text:p><text:span text:style-name="T1">The product should be sorted by product price on </text:span></text:p>
            <text:p><text:span text:style-name="T1">New Luma yoga collection Page.</text:span>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hop New Yoga</text:p>
          </table:table-cell>
          <table:table-cell office:value-type="string" calcext:value-type="string">
            <text:p><text:span text:style-name="T1">To verify that after sort by Product position option, product should be sorted by product </text:span></text:p>
            <text:p><text:span text:style-name="T1">position 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<text:span text:style-name="T1">1.Select sort By product position  </text:span>option.</text:p>
          </table:table-cell>
          <table:table-cell office:value-type="string" calcext:value-type="string">
            <text:p><text:span text:style-name="T1">The product should be sorted by product position  on </text:span></text:p>
            <text:p><text:span text:style-name="T1">New Luma yoga collection Page.</text:span>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<text:span text:style-name="T1">To verify that after selecting the Duffel option in Style filter, Product should be visible to user </text:span></text:p>
            <text:p><text:span text:style-name="T1"> According to Duffel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Style.</text:p>
            <text:p>2.Click on Duffel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 According to Duffel on New Luma yoga collection Page.</text:span>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<text:span text:style-name="T1">To verify that after selecting the Messenger option in Style filter, Product should be visible to user </text:span></text:p>
            <text:p><text:span text:style-name="T1"> According to Messenger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Style.</text:p>
            <text:p><text:span text:style-name="T1">2.Click on Messenger</text:span>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 According to Messenger on New Luma yoga collection Page.</text:span>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<text:span text:style-name="T1">To verify that after selecting the Laptop option in Style filter, Product should be visible to user </text:span></text:p>
            <text:p><text:span text:style-name="T1"> According to Laptop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Style.</text:p>
            <text:p><text:span text:style-name="T1">2.Click on Laptop</text:span>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 According to Laptop on New Luma yoga collection Page.</text:span>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<text:span text:style-name="T1">To verify that after selecting the Exercise option in Style filter, Product should be visible to user </text:span></text:p>
            <text:p><text:span text:style-name="T1"> According to Exercise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Style.</text:p>
            <text:p><text:span text:style-name="T1">2.Click on Exercise</text:span>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 According to Exercise on New Luma yoga collection Page.</text:span>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<text:span text:style-name="T1">To verify that after selecting the Electronic option in Category filter, Product should be visible to user </text:span></text:p>
            <text:p><text:span text:style-name="T1"> According to Electronic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<text:span text:style-name="T1">1.Click on Category.</text:span></text:p>
            <text:p><text:span text:style-name="T1">2.Click on Electronic</text:span>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 According to Electronic on New Luma yoga collection Page.</text:span>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<text:span text:style-name="T1">To verify that after selecting the Exercise option in Category filter, Product should be visible to user </text:span></text:p>
            <text:p><text:span text:style-name="T1"> According to Exercise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<text:span text:style-name="T1">1.Click on Category.</text:span></text:p>
            <text:p><text:span text:style-name="T1">2.Click on Exercise</text:span>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 According to Exercise on New Luma yoga collection Page.</text:span>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8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<text:span text:style-name="T1">To verify that user should be able to filter product on the basis of small size, small size product filter </text:span></text:p>
            <text:p><text:span text:style-name="T1">Should be applied to New Luma yoga collection Page.</text:span></text:p>
          </table:table-cell>
          <table:table-cell office:value-type="string" calcext:value-type="string">
            <text:p>What’s New Page should be opened</text:p>
          </table:table-cell>
          <table:table-cell office:value-type="string" calcext:value-type="string">
            <text:p>1.Click on Size.</text:p>
            <text:p>2.Click on small size.</text:p>
          </table:table-cell>
          <table:table-cell office:value-type="string" calcext:value-type="string">
            <text:p><text:span text:style-name="T1">The small size product filter Should be applied to New Luma yoga </text:span></text:p>
            <text:p><text:span text:style-name="T1">Collection Page.</text:span>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<text:span text:style-name="T1">To verify that product should be filter on the basis of desired size in numeric value selected by user on </text:span></text:p>
            <text:p><text:span text:style-name="T1">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Size.</text:p>
            <text:p>2.Click on size 32.</text:p>
          </table:table-cell>
          <table:table-cell office:value-type="string" calcext:value-type="string">
            <text:p><text:span text:style-name="T1">The product should be filter on the basis of desired size in numeric </text:span></text:p>
            <text:p><text:span text:style-name="T1">Value selected by user.</text:span>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<text:span text:style-name="T1">To verify that after selecting the specified price range, product should be filter within the specified range </text:span></text:p>
            <text:p><text:span text:style-name="T1">Of price selected by user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Price.</text:p>
            <text:p>2.Click on price range $10.00 - $19.99.</text:p>
          </table:table-cell>
          <table:table-cell office:value-type="string" calcext:value-type="string">
            <text:p><text:span text:style-name="T1">The product should be filter within the specified range </text:span></text:p>
            <text:p><text:span text:style-name="T1">Of price selected by user on New Luma yoga collection Page.</text:span>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<text:span text:style-name="T1">To verify that after selecting the specified color, product should be filter with specified color selected by </text:span></text:p>
            <text:p><text:span text:style-name="T1">User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Color.</text:p>
            <text:p>2.Click on purple color.</text:p>
          </table:table-cell>
          <table:table-cell office:value-type="string" calcext:value-type="string">
            <text:p><text:span text:style-name="T1">The product should be filter with specified color selected by </text:span></text:p>
            <text:p><text:span text:style-name="T1">User on New Luma yoga collection Page.</text:span>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<text:span text:style-name="T1">To verify that user should be able to filter product on the basis of Activity, outdoor activity product filter </text:span></text:p>
            <text:p><text:span text:style-name="T1">Should be applied to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Activity.</text:p>
            <text:p>2.Click on Outdoor.</text:p>
          </table:table-cell>
          <table:table-cell office:value-type="string" calcext:value-type="string">
            <text:p><text:span text:style-name="T1">The outdoor activity product filter should be applied to New </text:span></text:p>
            <text:p><text:span text:style-name="T1">Luma yoga collection Page.</text:span>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pan text:style-name="T1">To verify that user should be able to filter product on the basis of Material, cotton material product filter </text:span></text:p>
            <text:p><text:span text:style-name="T1">Should be applied to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Material.</text:p>
            <text:p>2.Click on Cotton.</text:p>
          </table:table-cell>
          <table:table-cell office:value-type="string" calcext:value-type="string">
            <text:p><text:span text:style-name="T1">The cotton material product filter should be applied to New Luma </text:span></text:p>
            <text:p><text:span text:style-name="T1">Yoga collection Page.</text:span>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trap/Handle</text:p>
          </table:table-cell>
          <table:table-cell office:value-type="string" calcext:value-type="string">
            <text:p><text:span text:style-name="T1">To verify that user should be able to filter product on the basis of Strap/Handle, adjustable strap/handle </text:span></text:p>
            <text:p><text:span text:style-name="T1">product filter should be applied to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Strap/Handle.</text:p>
            <text:p>2.Click on Adjustable.</text:p>
          </table:table-cell>
          <table:table-cell office:value-type="string" calcext:value-type="string">
            <text:p><text:span text:style-name="T1">The adjustable strap/handle product filter should be applied to New </text:span></text:p>
            <text:p><text:span text:style-name="T1">Luma yoga collection Page.</text:span>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<text:span text:style-name="T1">To verify that user should be able to filter product on the basis of Features, Flapover features product filter </text:span></text:p>
            <text:p><text:span text:style-name="T1">Should be applied to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Features.</text:p>
            <text:p>2.Click on Flapover.</text:p>
          </table:table-cell>
          <table:table-cell office:value-type="string" calcext:value-type="string">
            <text:p><text:span text:style-name="T1">The Flapover features product filter should be applied to New Luma </text:span></text:p>
            <text:p><text:span text:style-name="T1">Yoga collection Page.</text:span>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<text:span text:style-name="T1">To verify that user should be able to filter product on the basis of Gender, Men product filter </text:span></text:p>
            <text:p><text:span text:style-name="T1">Should be applied to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Gender.</text:p>
            <text:p>2.Click on Men.</text:p>
          </table:table-cell>
          <table:table-cell office:value-type="string" calcext:value-type="string">
            <text:p><text:span text:style-name="T1">The Men product filter should be applied to New Luma yoga </text:span></text:p>
            <text:p><text:span text:style-name="T1">Collection Page.</text:span>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Eco Collection</text:p>
          </table:table-cell>
          <table:table-cell office:value-type="string" calcext:value-type="string">
            <text:p><text:span text:style-name="T1">To verify that user should be able to filter product on the basis of Eco Collection, Eco Collection product filter </text:span></text:p>
            <text:p><text:span text:style-name="T1">Should be applied to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Eco Collection.</text:p>
            <text:p>2.Click on Yes.</text:p>
          </table:table-cell>
          <table:table-cell office:value-type="string" calcext:value-type="string">
            <text:p><text:span text:style-name="T1">The Eco Collection product filter should be applied to New Luma </text:span></text:p>
            <text:p><text:span text:style-name="T1">Yoga collection Page.</text:span>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19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Performance Fabric</text:p>
          </table:table-cell>
          <table:table-cell office:value-type="string" calcext:value-type="string">
            <text:p><text:span text:style-name="T1">To verify that after selecting the Yes option in Performance Fabric filter, Product should be visible to user </text:span></text:p>
            <text:p><text:span text:style-name="T1"> According to Performance Fabric on New Luma yoga collection Page.</text:span></text:p>
          </table:table-cell>
          <table:table-cell office:value-type="string" calcext:value-type="string">
            <text:p>What’s New Page should be opened</text:p>
          </table:table-cell>
          <table:table-cell office:value-type="string" calcext:value-type="string">
            <text:p>1.Click on Performance Fabric.</text:p>
            <text:p>2.Click on Yes.</text:p>
          </table:table-cell>
          <table:table-cell office:value-type="string" calcext:value-type="string">
            <text:p><text:span text:style-name="T1">The product should be visible to user according to Performance </text:span></text:p>
            <text:p><text:span text:style-name="T1">Fabric on New Luma yoga collection Page.</text:span>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Performance Fabric</text:p>
          </table:table-cell>
          <table:table-cell office:value-type="string" calcext:value-type="string">
            <text:p><text:span text:style-name="T1">To verify that after selecting the No option in Performance Fabric filter, Product should be visible to user </text:span></text:p>
            <text:p><text:span text:style-name="T1"> Other than Performance Fabric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Performance Fabric.</text:p>
            <text:p>2.Click on No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 Other than Performance Fabric on New Luma yoga collection Page.</text:span>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Erin Recommends</text:p>
          </table:table-cell>
          <table:table-cell office:value-type="string" calcext:value-type="string">
            <text:p><text:span text:style-name="T1">To verify that after selecting the Yes option in Erin Recommends filter, Product should be visible to user </text:span></text:p>
            <text:p><text:span text:style-name="T1"> According to Erin Recommends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Erin Recommends.</text:p>
            <text:p>2.Click on Yes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According to Erin Recommends on New Luma yoga collection Page.</text:span>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Erin Recommends</text:p>
          </table:table-cell>
          <table:table-cell office:value-type="string" calcext:value-type="string">
            <text:p><text:span text:style-name="T1">To verify that after selecting the No option in Erin Recommends filter, Product should be visible to user </text:span></text:p>
            <text:p><text:span text:style-name="T1"> Other than Erin Recommends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<text:span text:style-name="T1">1.Click on Erin Recommends</text:span>.</text:p>
            <text:p>2.Click on No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 Other than Erin Recommends on New Luma yoga collection Page.</text:span>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<text:span text:style-name="T1">To verify that after selecting the Yes option in New filter, Product should be visible to user </text:span></text:p>
            <text:p><text:span text:style-name="T1"> According to New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New.</text:p>
            <text:p>2.Click on Yes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 According to New on New Luma yoga collection Page.</text:span>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<text:span text:style-name="T1">To verify that after selecting the No option in Sale filter, Product should be visible to user </text:span></text:p>
            <text:p><text:span text:style-name="T1"> Other than Sale on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Sale.</text:p>
            <text:p>2.Click on No.</text:p>
          </table:table-cell>
          <table:table-cell office:value-type="string" calcext:value-type="string">
            <text:p><text:span text:style-name="T1">The Product should be visible to user </text:span></text:p>
            <text:p><text:span text:style-name="T1"> Other than Sale on New Luma yoga collection Page.</text:span>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<text:span text:style-name="T1">To verify that user should be able to filter product on the basis of Pattern Color blocked, Pattern Color blocked </text:span></text:p>
            <text:p><text:span text:style-name="T1">Product filter should be applied to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Pattern.</text:p>
            <text:p>2.Click on Color blocked.</text:p>
          </table:table-cell>
          <table:table-cell office:value-type="string" calcext:value-type="string">
            <text:p><text:span text:style-name="T1">The Pattern Color blocked product filter should be applied to New </text:span></text:p>
            <text:p><text:span text:style-name="T1">Luma yoga collection Page.</text:span>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<text:span text:style-name="T1">To verify that user should be able to filter product on the basis of Pattern Solid, Pattern Solid</text:span></text:p>
            <text:p><text:span text:style-name="T1">Product filter should be applied to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Pattern.</text:p>
            <text:p>2.Click on Solid.</text:p>
          </table:table-cell>
          <table:table-cell office:value-type="string" calcext:value-type="string">
            <text:p><text:span text:style-name="T1">The  Pattern Solid product filter should be applied to New Luma yoga </text:span></text:p>
            <text:p><text:span text:style-name="T1">Collection Page.</text:span>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<text:span text:style-name="T1">To verify that user should be able to filter product on the basis of Climate All-Weather, Climate All-Weather</text:span></text:p>
            <text:p><text:span text:style-name="T1">Product filter should be applied to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Climate.</text:p>
            <text:p><text:span text:style-name="T1">2.Click on All-Weather.</text:span></text:p>
          </table:table-cell>
          <table:table-cell office:value-type="string" calcext:value-type="string">
            <text:p><text:span text:style-name="T1">The Climate All-Weather product filter should be applied to New </text:span></text:p>
            <text:p><text:span text:style-name="T1">Luma yoga collection Page.</text:span>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What’s New Pag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<text:span text:style-name="T1">To verify that user should be able to filter product on the basis of Climate Cold, Climate Cold</text:span></text:p>
            <text:p><text:span text:style-name="T1">Product filter should be applied to New Luma yoga collection Page.</text:span></text:p>
          </table:table-cell>
          <table:table-cell office:value-type="string" calcext:value-type="string">
            <text:p><text:span text:style-name="T1">What’s New Page</text:span> should be opened</text:p>
          </table:table-cell>
          <table:table-cell office:value-type="string" calcext:value-type="string">
            <text:p>1.Click on Climate.</text:p>
            <text:p><text:span text:style-name="T1">2.Click on Solid.</text:span></text:p>
          </table:table-cell>
          <table:table-cell office:value-type="string" calcext:value-type="string">
            <text:p><text:span text:style-name="T1">The Climate Cold product filter should be applied to New Luma yoga </text:span></text:p>
            <text:p><text:span text:style-name="T1">Collection Page.</text:span>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2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dvanced Search Page" table:style-name="ta1">
        <table:table-column table:style-name="co1" table:number-columns-repeated="2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1" table:number-columns-repeated="16371" table:default-cell-style-name="ce6"/>
        <table:table-row table:style-name="ro1">
          <table:table-cell table:style-name="ce5" office:value-type="string" calcext:value-type="string">
            <text:p>S no.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Parent module</text:p>
          </table:table-cell>
          <table:table-cell table:style-name="ce5" office:value-type="string" calcext:value-type="string">
            <text:p>Sub module</text:p>
          </table:table-cell>
          <table:table-cell table:style-name="ce5" office:value-type="string" calcext:value-type="string">
            <text:p>Summary</text:p>
          </table:table-cell>
          <table:table-cell table:style-name="ce5" office:value-type="string" calcext:value-type="string">
            <text:p>Pre-requisites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Test case creation date</text:p>
          </table:table-cell>
          <table:table-cell table:style-name="ce5" office:value-type="string" calcext:value-type="string">
            <text:p>Test status</text:p>
          </table:table-cell>
          <table:table-cell table:style-name="ce5" office:value-type="string" calcext:value-type="string">
            <text:p>Script creation date</text:p>
          </table:table-cell>
          <table:table-cell table:style-name="ce5" office:value-type="string" calcext:value-type="string">
            <text:p>Automation status</text:p>
          </table:table-cell>
          <table:table-cell table:number-columns-repeated="1637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Home Page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<text:span text:style-name="T1">To verify that after clicking on Advanced Search link text, The user should be navigate </text:span></text:p>
            <text:p><text:span text:style-name="T1">From Home Page to Advanced Search Page.</text:span></text:p>
          </table:table-cell>
          <table:table-cell office:value-type="string" calcext:value-type="string">
            <text:p><text:span text:style-name="T1">Home Page</text:span> should be opened</text:p>
          </table:table-cell>
          <table:table-cell office:value-type="string" calcext:value-type="string">
            <text:p>1.Click on Advanced Search link text.</text:p>
            <text:p/>
          </table:table-cell>
          <table:table-cell office:value-type="string" calcext:value-type="string">
            <text:p><text:span text:style-name="T1">The user should be navigate From Home Page </text:span></text:p>
            <text:p><text:span text:style-name="T1">To Advanced Search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To verify that user should be able to search the product with blank product name, The </text:p>
            <text:p>desired product should be visible to user according to the details filled by user on Product </text:p>
            <text:p>Specification Page.</text:p>
          </table:table-cell>
          <table:table-cell office:value-type="string" calcext:value-type="string">
            <text:p><text:span text:style-name="T1">Advanced Search Page should be opened</text:span></text:p>
          </table:table-cell>
          <table:table-cell office:value-type="string" calcext:value-type="string">
            <text:p>1.Enter SKU in SKU text field.</text:p>
            <text:p>2.Enter Description in Description text field.</text:p>
            <text:p>3.Enter Short Description in Short Description text field.</text:p>
            <text:p>4.Enter Minimum  Price in Minimum Price text field.</text:p>
            <text:p><text:span text:style-name="T1">5.Enter Maximum  Price in Maximum Price text field.</text:span></text:p>
            <text:p><text:span text:style-name="T1">6.Click on Search Button.</text:span></text:p>
          </table:table-cell>
          <table:table-cell office:value-type="string" calcext:value-type="string">
            <text:p><text:span text:style-name="T1">The desired product should be visible to user </text:span></text:p>
            <text:p><text:span text:style-name="T1">according to the details filled by user on Product </text:span></text:p>
            <text:p><text:span text:style-name="T1">Specification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To verify that after clicking on Modify your search link text, user should be redirected to </text:p>
            <text:p>The advanced search Page and all the details previously filled by user should be visible as it is.</text:p>
          </table:table-cell>
          <table:table-cell office:value-type="string" calcext:value-type="string">
            <text:p><text:span text:style-name="T1">Advanced Search Page should be opened</text:span></text:p>
          </table:table-cell>
          <table:table-cell office:value-type="string" calcext:value-type="string">
            <text:p>1.Click on Modify your search link text.</text:p>
          </table:table-cell>
          <table:table-cell office:value-type="string" calcext:value-type="string">
            <text:p>User should be redirected to advanced search </text:p>
            <text:p>Page and all the details previously filled by user </text:p>
            <text:p>Should be visible as it is.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<text:span text:style-name="T1">To verify that user should be able to search the product with blank SKU, The search summary &amp;</text:span></text:p>
            <text:p>desired product should be visible to user according to the details filled by user on Product </text:p>
            <text:p>Specification Page.</text:p>
          </table:table-cell>
          <table:table-cell office:value-type="string" calcext:value-type="string">
            <text:p><text:span text:style-name="T1">Advanced Search Page should be opened</text:span></text:p>
          </table:table-cell>
          <table:table-cell office:value-type="string" calcext:value-type="string">
            <text:p>1.Enter Product name in Product name text field.</text:p>
            <text:p>2.Enter Description in Description text field.</text:p>
            <text:p>3.Enter Short Description in Short Description text field.</text:p>
            <text:p>4.Enter Minimum  Price in Minimum Price text field.</text:p>
            <text:p><text:span text:style-name="T1">5.Enter Maximum  Price in Maximum Price text field.</text:span></text:p>
            <text:p><text:span text:style-name="T1">6.Click on Search Button.</text:span></text:p>
          </table:table-cell>
          <table:table-cell office:value-type="string" calcext:value-type="string">
            <text:p><text:span text:style-name="T1">The search summary &amp; desired product should be </text:span></text:p>
            <text:p><text:span text:style-name="T1">visible to user according to the details filled by </text:span></text:p>
            <text:p><text:span text:style-name="T1">user on Product Specification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To verify that user should be able to search the product with blank description, The </text:p>
            <text:p>desired product should be visible to user according to the details filled by user on Product </text:p>
            <text:p>Specification Page.</text:p>
          </table:table-cell>
          <table:table-cell office:value-type="string" calcext:value-type="string">
            <text:p><text:span text:style-name="T1">Advanced Search Page should be opened</text:span></text:p>
          </table:table-cell>
          <table:table-cell office:value-type="string" calcext:value-type="string">
            <text:p><text:span text:style-name="T1">1.Enter Product name in Product name text field.</text:span></text:p>
            <text:p>2.Enter SKU in SKU text field.</text:p>
            <text:p>3.Enter Short Description in Short Description text field.</text:p>
            <text:p>4.Enter Minimum  Price in Minimum Price text field.</text:p>
            <text:p><text:span text:style-name="T1">5.Enter Maximum  Price in Maximum Price text field.</text:span></text:p>
            <text:p><text:span text:style-name="T1">6.Click on Search Button.</text:span></text:p>
          </table:table-cell>
          <table:table-cell office:value-type="string" calcext:value-type="string">
            <text:p><text:span text:style-name="T1">The desired product should be visible to user </text:span></text:p>
            <text:p><text:span text:style-name="T1">according to the details filled by user on Product </text:span></text:p>
            <text:p><text:span text:style-name="T1">Specification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To verify that user should be able to search the product with blank short description, The </text:p>
            <text:p>desired product should be visible to user according to the details filled by user on Product </text:p>
            <text:p>Specification Page.</text:p>
          </table:table-cell>
          <table:table-cell office:value-type="string" calcext:value-type="string">
            <text:p><text:span text:style-name="T1">Advanced Search Page should be opened</text:span></text:p>
          </table:table-cell>
          <table:table-cell office:value-type="string" calcext:value-type="string">
            <text:p><text:span text:style-name="T1">1.Enter Product name in Product name text field.</text:span></text:p>
            <text:p>2.Enter SKU in SKU text field.</text:p>
            <text:p>3.Enter Description in Description text field.</text:p>
            <text:p>4.Enter Minimum  Price in Minimum Price text field.</text:p>
            <text:p><text:span text:style-name="T1">5.Enter Maximum  Price in Maximum Price text field.</text:span></text:p>
            <text:p><text:span text:style-name="T1">6.Click on Search Button.</text:span></text:p>
          </table:table-cell>
          <table:table-cell office:value-type="string" calcext:value-type="string">
            <text:p><text:span text:style-name="T1">The desired product should be visible to user </text:span></text:p>
            <text:p><text:span text:style-name="T1">according to the details filled by user on Product </text:span></text:p>
            <text:p><text:span text:style-name="T1">Specification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To verify that user should be able to search the product with blank minimum price, The </text:p>
            <text:p>desired product should be visible to user according to the details filled by user on Product </text:p>
            <text:p>Specification Page.</text:p>
          </table:table-cell>
          <table:table-cell office:value-type="string" calcext:value-type="string">
            <text:p><text:span text:style-name="T1">Advanced Search Page should be opened</text:span></text:p>
          </table:table-cell>
          <table:table-cell office:value-type="string" calcext:value-type="string">
            <text:p><text:span text:style-name="T1">1.Enter Product name in Product name text field.</text:span></text:p>
            <text:p>2.Enter SKU in SKU text field.</text:p>
            <text:p>3.Enter Description in Description text field.</text:p>
            <text:p>4.Enter Short Description in Short Description text field.</text:p>
            <text:p><text:span text:style-name="T1">5.Enter Maximum  Price in Maximum Price text field.</text:span></text:p>
            <text:p><text:span text:style-name="T1">6.Click on Search Button.</text:span></text:p>
          </table:table-cell>
          <table:table-cell office:value-type="string" calcext:value-type="string">
            <text:p><text:span text:style-name="T1">The desired product should be visible to user </text:span></text:p>
            <text:p><text:span text:style-name="T1">according to the details filled by user on Product </text:span></text:p>
            <text:p><text:span text:style-name="T1">Specification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To verify that user should be able to search the product with blank maximum price, The </text:p>
            <text:p>desired product should be visible to user according to the details filled by user on Product </text:p>
            <text:p>Specification Page.</text:p>
          </table:table-cell>
          <table:table-cell office:value-type="string" calcext:value-type="string">
            <text:p><text:span text:style-name="T1">Advanced Search Page should be opened</text:span></text:p>
          </table:table-cell>
          <table:table-cell office:value-type="string" calcext:value-type="string">
            <text:p><text:span text:style-name="T1">1.Enter Product name in Product name text field.</text:span></text:p>
            <text:p>2.Enter SKU in SKU text field.</text:p>
            <text:p>3.Enter Description in Description text field.</text:p>
            <text:p>4.Enter Short Description in Short Description text field.</text:p>
            <text:p>5.Enter Minimum  Price in Minimum Price text field.</text:p>
            <text:p><text:span text:style-name="T1">6.Click on Search Button.</text:span></text:p>
          </table:table-cell>
          <table:table-cell office:value-type="string" calcext:value-type="string">
            <text:p><text:span text:style-name="T1">The desired product should be visible to user </text:span></text:p>
            <text:p><text:span text:style-name="T1">according to the details filled by user on Product </text:span></text:p>
            <text:p><text:span text:style-name="T1">Specification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7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To verify that user should not able to search the product with invalid product details. The “We </text:p>
            <text:p>can't find any items matching these search criteria. “ message should be visible to user on Product </text:p>
            <text:p>Specification Page.</text:p>
          </table:table-cell>
          <table:table-cell office:value-type="string" calcext:value-type="string">
            <text:p><text:span text:style-name="T1">Advanced Search Page should be opened</text:span></text:p>
          </table:table-cell>
          <table:table-cell office:value-type="string" calcext:value-type="string">
            <text:p><text:span text:style-name="T1">1.Enter invalid Product name in Product name text field.</text:span></text:p>
            <text:p>2.Enter invalid SKU in SKU text field.</text:p>
            <text:p>3.Enter invalid Description in Description text field.</text:p>
            <text:p>4.Enter invalid Short Description in Short Description text field.</text:p>
            <text:p>5.Enter Minimum  Price in Minimum Price text field.</text:p>
            <text:p><text:span text:style-name="T1">6.Enter Maximum  Price in Maximum Price text field.</text:span></text:p>
            <text:p><text:span text:style-name="T1">7.Click on Search Button.</text:span></text:p>
          </table:table-cell>
          <table:table-cell office:value-type="string" calcext:value-type="string">
            <text:p><text:span text:style-name="T1">“We can't find any items matching these search </text:span></text:p>
            <text:p><text:span text:style-name="T1">Criteria. “ message should be visible to user on </text:span></text:p>
            <text:p><text:span text:style-name="T1">Product Specification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7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To verify that user should be able to search the desired product, The </text:p>
            <text:p>desired product should be visible to user according to the details filled by user on Product </text:p>
            <text:p>Specification Page.</text:p>
          </table:table-cell>
          <table:table-cell office:value-type="string" calcext:value-type="string">
            <text:p><text:span text:style-name="T1">Advanced Search Page should be opened</text:span></text:p>
          </table:table-cell>
          <table:table-cell office:value-type="string" calcext:value-type="string">
            <text:p><text:span text:style-name="T1">1.Enter Product name in Product name text field.</text:span></text:p>
            <text:p>2.Enter SKU in SKU text field.</text:p>
            <text:p>3.Enter Description in Description text field.</text:p>
            <text:p>4.Enter Short Description in Short Description text field.</text:p>
            <text:p>5.Enter Minimum  Price in Minimum Price text field.</text:p>
            <text:p><text:span text:style-name="T1">6.Enter Maximum  Price in Maximum Price text field.</text:span></text:p>
            <text:p><text:span text:style-name="T1">7.Click on Search Button.</text:span></text:p>
          </table:table-cell>
          <table:table-cell office:value-type="string" calcext:value-type="string">
            <text:p><text:span text:style-name="T1">The desired product should be visible to user </text:span></text:p>
            <text:p><text:span text:style-name="T1">according to the details filled by user on Product </text:span></text:p>
            <text:p><text:span text:style-name="T1">Specification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<text:span text:style-name="T1">To verify that user should be able to add Affirm Water Bottle to comparison list, “</text:span><text:span text:style-name="T4">You added </text:span></text:p>
            <text:p><text:span text:style-name="T5">product Affirm Water Bottle to the comparison list” message should be visible to user on Product </text:span></text:p>
            <text:p><text:span text:style-name="T5">Specification Page.</text:span></text:p>
          </table:table-cell>
          <table:table-cell office:value-type="string" calcext:value-type="string">
            <text:p>Product specification Page should be opened</text:p>
          </table:table-cell>
          <table:table-cell office:value-type="string" calcext:value-type="string">
            <text:p>1.Click on Add To Compare Button.</text:p>
          </table:table-cell>
          <table:table-cell office:value-type="string" calcext:value-type="string">
            <text:p><text:span text:style-name="T6">“You added product Affirm Water Bottle to the </text:span></text:p>
            <text:p><text:span text:style-name="T6">comparison list” message should be visible to </text:span></text:p>
            <text:p><text:span text:style-name="T6">user on Product Specification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uma Demo</text:p>
          </table:table-cell>
          <table:table-cell office:value-type="string" calcext:value-type="string">
            <text:p>Advanced Search Page</text:p>
          </table:table-cell>
          <table:table-cell office:value-type="string" calcext:value-type="string">
            <text:p>Product Specification Page</text:p>
          </table:table-cell>
          <table:table-cell office:value-type="string" calcext:value-type="string">
            <text:p><text:span text:style-name="T1">To verify that user should be able to remove Affirm Water Bottle from comparison list, “</text:span><text:span text:style-name="T4">You </text:span></text:p>
            <text:p><text:span text:style-name="T5">Cleared the comparison list.” message should be visible to user on Product </text:span></text:p>
            <text:p><text:span text:style-name="T5">Specification Page.</text:span></text:p>
          </table:table-cell>
          <table:table-cell office:value-type="string" calcext:value-type="string">
            <text:p>Product should be added to comparison list</text:p>
          </table:table-cell>
          <table:table-cell office:value-type="string" calcext:value-type="string">
            <text:p>1.Click on Clear All Button&gt;</text:p>
            <text:p>2.Click on OK.</text:p>
          </table:table-cell>
          <table:table-cell office:value-type="string" calcext:value-type="string">
            <text:p><text:span text:style-name="T6">“You Cleared the comparison list.” message </text:span></text:p>
            <text:p><text:span text:style-name="T6">Should be visible to user on Product </text:span></text:p>
            <text:p><text:span text:style-name="T6">Specification Page.</text:span>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4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oduct Specification Page" table:style-name="ta1">
        <table:table-column table:style-name="co1" table:number-columns-repeated="2" table:default-cell-style-name="ce10"/>
        <table:table-column table:style-name="co67" table:default-cell-style-name="ce10"/>
        <table:table-column table:style-name="co68" table:default-cell-style-name="ce10"/>
        <table:table-column table:style-name="co69" table:default-cell-style-name="ce10"/>
        <table:table-column table:style-name="co70" table:default-cell-style-name="ce10"/>
        <table:table-column table:style-name="co71" table:default-cell-style-name="ce10"/>
        <table:table-column table:style-name="co72" table:default-cell-style-name="ce10"/>
        <table:table-column table:style-name="co73" table:default-cell-style-name="ce10"/>
        <table:table-column table:style-name="co37" table:default-cell-style-name="ce10"/>
        <table:table-column table:style-name="co1" table:default-cell-style-name="ce10"/>
        <table:table-column table:style-name="co46" table:default-cell-style-name="ce10"/>
        <table:table-column table:style-name="co74" table:default-cell-style-name="ce10"/>
        <table:table-column table:style-name="co1" table:number-columns-repeated="16371" table:default-cell-style-name="ce10"/>
        <table:table-row table:style-name="ro1">
          <table:table-cell table:style-name="ce5" office:value-type="string" calcext:value-type="string">
            <text:p>S no.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Parent module</text:p>
          </table:table-cell>
          <table:table-cell table:style-name="ce5" office:value-type="string" calcext:value-type="string">
            <text:p>Sub module</text:p>
          </table:table-cell>
          <table:table-cell table:style-name="ce5" office:value-type="string" calcext:value-type="string">
            <text:p>Summary</text:p>
          </table:table-cell>
          <table:table-cell table:style-name="ce5" office:value-type="string" calcext:value-type="string">
            <text:p>Pre-requisites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Test case creation date</text:p>
          </table:table-cell>
          <table:table-cell table:style-name="ce5" office:value-type="string" calcext:value-type="string">
            <text:p>Test status</text:p>
          </table:table-cell>
          <table:table-cell table:style-name="ce5" office:value-type="string" calcext:value-type="string">
            <text:p>Script creation date</text:p>
          </table:table-cell>
          <table:table-cell table:style-name="ce5" office:value-type="string" calcext:value-type="string">
            <text:p>Automation status</text:p>
          </table:table-cell>
          <table:table-cell table:number-columns-repeated="16371"/>
        </table:table-row>
        <table:table-row table:style-name="ro10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Home Page</text:p>
          </table:table-cell>
          <table:table-cell table:style-name="ce6" office:value-type="string" calcext:value-type="string">
            <text:p>Product Specification Page</text:p>
          </table:table-cell>
          <table:table-cell table:style-name="ce6" office:value-type="string" calcext:value-type="string">
            <text:p><text:span text:style-name="T1">To verify that after searching the desired product and clicking on it, The user should be </text:span></text:p>
            <text:p><text:span text:style-name="T1">navigate From Home Page to Product Specification Page.</text:span></text:p>
          </table:table-cell>
          <table:table-cell table:style-name="ce6" office:value-type="string" calcext:value-type="string">
            <text:p><text:span text:style-name="T1">Home Page</text:span> should be opened</text:p>
          </table:table-cell>
          <table:table-cell table:style-name="ce6" office:value-type="string" calcext:value-type="string">
            <text:p>1.Enter the product name in search text box.</text:p>
            <text:p>2.Click on Search button.</text:p>
            <text:p>2.Click on product image.</text:p>
            <text:p/>
          </table:table-cell>
          <table:table-cell table:style-name="ce6" office:value-type="string" calcext:value-type="string">
            <text:p><text:span text:style-name="T5">The user should be navigate From Home Page To Product </text:span></text:p>
            <text:p><text:span text:style-name="T5">Specification Page.</text:span>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To verify the functionality of Next arrow button, The user should be able to redirected to </text:p>
            <text:p>Next image of product on Product Specification Page.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Hover on Product image.</text:p>
            <text:p>2.Click on Next arrow button.</text:p>
          </table:table-cell>
          <table:table-cell office:value-type="string" calcext:value-type="string">
            <text:p><text:span text:style-name="T2">The user should be able to redirected to Next Image of </text:span></text:p>
            <text:p><text:span text:style-name="T2">Product on Product Specification Page.</text:span>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To verify the functionality of Previous arrow button, The user should be able to redirected to </text:p>
            <text:p>Previous image of product on Product Specification Page.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Hover on Product image.</text:p>
            <text:p>2.Click on Previous arrow button.</text:p>
          </table:table-cell>
          <table:table-cell office:value-type="string" calcext:value-type="string">
            <text:p><text:span text:style-name="T2">The user should be able to redirected to Previous Image of </text:span></text:p>
            <text:p><text:span text:style-name="T2">product on Product Specification Page.</text:span>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<text:span text:style-name="T1">To verify that after clicking on first image in small view, The similar image should be appear in </text:span></text:p>
            <text:p><text:span text:style-name="T1">Large view on Product Specification Page.</text:span>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Click on first product image in small view.</text:p>
          </table:table-cell>
          <table:table-cell office:value-type="string" calcext:value-type="string">
            <text:p><text:span text:style-name="T2">The similar image which in small view should be appear in </text:span></text:p>
            <text:p><text:span text:style-name="T2">Large view on Product Specification Page.</text:span>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<text:span text:style-name="T1">To verify that after clicking on second image in small view, The similar image should be appear in </text:span></text:p>
            <text:p><text:span text:style-name="T1">Large view on Product Specification Page.</text:span>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Click on second product image in small view.</text:p>
          </table:table-cell>
          <table:table-cell office:value-type="string" calcext:value-type="string">
            <text:p><text:span text:style-name="T2">The similar image which in small view should be appear in </text:span></text:p>
            <text:p><text:span text:style-name="T2">Large view on Product Specification Page.</text:span>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To verify the zoom in functionality, The user should be able to zoom in the product image on Product </text:p>
            <text:p>Specification Page.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Click on product Image.</text:p>
            <text:p>2.Click on Zoom in Button</text:p>
          </table:table-cell>
          <table:table-cell office:value-type="string" calcext:value-type="string">
            <text:p><text:span text:style-name="T2">The user should be able to zoom in the product image on </text:span></text:p>
            <text:p><text:span text:style-name="T2">Product Specification Page.</text:span>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To verify the zoom out functionality, The user should be able to zoom out the product image on Product </text:p>
            <text:p>Specification Page.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Click on product Image.</text:p>
            <text:p>2.Click on Zoom out Button</text:p>
          </table:table-cell>
          <table:table-cell office:value-type="string" calcext:value-type="string">
            <text:p><text:span text:style-name="T2">The user should be able to zoom out the product image on </text:span></text:p>
            <text:p><text:span text:style-name="T2">Product Specification Page.</text:span>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<text:span text:style-name="T1">To verify that after clicking the next arrow button in large view, The user should be able to redirected to </text:span></text:p>
            <text:p><text:span text:style-name="T1">Next image of product on Product Specification Page.</text:span></text:p>
          </table:table-cell>
          <table:table-cell office:value-type="string" calcext:value-type="string">
            <text:p>Product Image should be opened in large view.</text:p>
          </table:table-cell>
          <table:table-cell office:value-type="string" calcext:value-type="string">
            <text:p>1.Click on Next arrow button.</text:p>
          </table:table-cell>
          <table:table-cell office:value-type="string" calcext:value-type="string">
            <text:p><text:span text:style-name="T2">The user should be able to redirected to Next image of </text:span></text:p>
            <text:p><text:span text:style-name="T2">Product in large view on Product Specification Page.</text:span>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<text:span text:style-name="T1">To verify that after clicking the previous arrow button in large view, The user should be able to redirected to </text:span></text:p>
            <text:p><text:span text:style-name="T1">Previous image of product on Product Specification Page.</text:span></text:p>
          </table:table-cell>
          <table:table-cell office:value-type="string" calcext:value-type="string">
            <text:p>Product Image should be opened in large view.</text:p>
          </table:table-cell>
          <table:table-cell office:value-type="string" calcext:value-type="string">
            <text:p>1.Click on Previous arrow button.</text:p>
          </table:table-cell>
          <table:table-cell office:value-type="string" calcext:value-type="string">
            <text:p><text:span text:style-name="T2">The user should be able to redirected to Previous image of </text:span></text:p>
            <text:p><text:span text:style-name="T2">Product in large view on Product Specification Page.</text:span>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<text:span text:style-name="T1">To verify the functionality of exit button, The user should be exit from Full screen view on Product </text:span></text:p>
            <text:p><text:span text:style-name="T1">Specification Page.</text:span></text:p>
          </table:table-cell>
          <table:table-cell office:value-type="string" calcext:value-type="string">
            <text:p>Product Image should be opened in large view.</text:p>
          </table:table-cell>
          <table:table-cell office:value-type="string" calcext:value-type="string">
            <text:p>1.Click on exit button</text:p>
          </table:table-cell>
          <table:table-cell office:value-type="string" calcext:value-type="string">
            <text:p><text:span text:style-name="T2">The user should be exit from Full screen view on Product </text:span></text:p>
            <text:p><text:span text:style-name="T2">Specification Page.</text:span>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5 May, 2023</text:p>
          </table:table-cell>
          <table:table-cell table:style-name="ce6"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To verify the reviews option, that it leads to reviews section on Product Specification Page,The review section </text:p>
            <text:p>Should be available for user on Product specification page.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Click on reviews.</text:p>
          </table:table-cell>
          <table:table-cell office:value-type="string" calcext:value-type="string">
            <text:p><text:span text:style-name="T1">The review section Should be available for user on Product </text:span></text:p>
            <text:p><text:span text:style-name="T1">Specification page.</text:span>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0">
          <table:table-cell office:value-type="float" office:value="12" calcext:value-type="float">
            <text:p>12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table:style-name="ce6" office:value-type="string" calcext:value-type="string">
            <text:p>To verify that user should not able to review the product with blank nickname, “<text:span text:style-name="T7">This is a required field.” message </text:span></text:p>
            <text:p><text:span text:style-name="T7">Below the nick name text field should be visible to user on Product specification page.</text:span>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Select the star rating.</text:p>
            <text:p>2.Enter the summary in summary text field.</text:p>
            <text:p>3.Enter the review in review text field.</text:p>
            <text:p>4.Click on review button.</text:p>
          </table:table-cell>
          <table:table-cell table:style-name="ce6" office:value-type="string" calcext:value-type="string">
            <text:p><text:span text:style-name="T2">“</text:span><text:span text:style-name="T10">This is a required field.” message below the nick name text </text:span></text:p>
            <text:p><text:span text:style-name="T10">Field should be visible to user on Product specification page.</text:span>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0">
          <table:table-cell office:value-type="float" office:value="13" calcext:value-type="float">
            <text:p>13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table:style-name="ce6" office:value-type="string" calcext:value-type="string">
            <text:p><text:span text:style-name="T8">To verify that user should not able to review the product with blank rating, “</text:span><text:span text:style-name="T9">Please select one of each of the ratings </text:span></text:p>
            <text:p><text:span text:style-name="T9">above.” </text:span><text:span text:style-name="T7">message below the rating field should be visible to user on Product specification page.</text:span>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<text:span text:style-name="T2">1.Enter the nick name in nick name text field.</text:span></text:p>
            <text:p><text:span text:style-name="T2">2.Enter the summary in summary text field.</text:span></text:p>
            <text:p><text:span text:style-name="T2">3.Enter the review in review text field.</text:span></text:p>
            <text:p><text:span text:style-name="T2">4.Click on review button.</text:span></text:p>
          </table:table-cell>
          <table:table-cell office:value-type="string" calcext:value-type="string">
            <text:p><text:span text:style-name="T5">“</text:span><text:span text:style-name="T11">Please select one of each of the ratings above.” message </text:span></text:p>
            <text:p><text:span text:style-name="T11">Below the rating field should be visible to user on Product</text:span></text:p>
            <text:p><text:span text:style-name="T11">Specification page.</text:span>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0">
          <table:table-cell office:value-type="float" office:value="14" calcext:value-type="float">
            <text:p>14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table:style-name="ce6" office:value-type="string" calcext:value-type="string">
            <text:p>To verify that user should not able to review the product with blank summary “<text:span text:style-name="T7">This is a required field.” message </text:span></text:p>
            <text:p><text:span text:style-name="T7">Below the summary text field should be visible to user on Product specification page.</text:span>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Select the star rating.</text:p>
            <text:p>2.Enter the nick name in nick name text field.</text:p>
            <text:p>3.Enter the review in review text field.</text:p>
            <text:p>4.Click on review button.</text:p>
          </table:table-cell>
          <table:table-cell office:value-type="string" calcext:value-type="string">
            <text:p><text:span text:style-name="T5">“</text:span><text:span text:style-name="T11">This is a required field.” message below the summary text </text:span></text:p>
            <text:p><text:span text:style-name="T11">Field should be visible to user on Product specification page.</text:span>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8">
          <table:table-cell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To verify the functionality of review button that user should be able to review the product on Product </text:p>
            <text:p>Specification Page.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Select the star rating.</text:p>
            <text:p>2.Enter the nick name in nick name text field.</text:p>
            <text:p>3.Enter the summary in summary text field.</text:p>
            <text:p>4.Enter the review in review text field.</text:p>
            <text:p>5.Click on review button.</text:p>
          </table:table-cell>
          <table:table-cell office:value-type="string" calcext:value-type="string">
            <text:p>“You submitted your review for moderation” message should </text:p>
            <text:p>Be visible to user on Product Specification page.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style-name="ce6" office:value-type="string" calcext:value-type="string">
            <text:p>Luma Demo</text:p>
          </table:table-cell>
          <table:table-cell table:style-name="ce6" office:value-type="string" calcext:value-type="string">
            <text:p>Product Specification Page</text:p>
          </table:table-cell>
          <table:table-cell/>
          <table:table-cell office:value-type="string" calcext:value-type="string">
            <text:p>To verify that before sign-in user should be able to review but review should not be visible on Product </text:p>
            <text:p>Specification page.</text:p>
          </table:table-cell>
          <table:table-cell table:style-name="ce6" office:value-type="string" calcext:value-type="string">
            <text:p>Product Specification Page should be opened</text:p>
          </table:table-cell>
          <table:table-cell office:value-type="string" calcext:value-type="string">
            <text:p>1.Verify the count of review present on product</text:p>
            <text:p> Specification page.</text:p>
          </table:table-cell>
          <table:table-cell office:value-type="string" calcext:value-type="string">
            <text:p><text:span text:style-name="T2">The user should be able to review but review should not be </text:span></text:p>
            <text:p><text:span text:style-name="T2">Visible on Product Specification page.</text:span>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26 May, 2023</text:p>
          </table:table-cell>
          <table:table-cell office:value-type="string" calcext:value-type="string">
            <text:p>Automated</text:p>
          </table:table-cell>
          <table:table-cell table:number-columns-repeated="16371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18:32:14.549000000</meta:creation-date>
    <dc:date>2023-05-26T16:53:49.327000000</dc:date>
    <meta:editing-duration>PT20H36M44S</meta:editing-duration>
    <meta:editing-cycles>82</meta:editing-cycles>
    <meta:generator>LibreOffice/7.4.1.2$Windows_X86_64 LibreOffice_project/3c58a8f3a960df8bc8fd77b461821e42c061c5f0</meta:generator>
    <meta:document-statistic meta:table-count="8" meta:cell-count="2106" meta:object-count="0"/>
  </office:meta>
</office:document-meta>
</file>